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0"/>
    <style:style style:name="ce4" style:family="table-cell" style:parent-style-name="Default" style:data-style-name="N30"/>
    <style:style style:name="ce5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984375cm" style:use-optimal-column-width="true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1.42875cm"/>
    </style:style>
    <style:style style:name="co4" style:family="table-column">
      <style:table-column-properties fo:break-before="auto" style:column-width="3.4925cm"/>
    </style:style>
    <style:style style:name="co5" style:family="table-column">
      <style:table-column-properties fo:break-before="auto" style:column-width="2.01083333333333cm"/>
    </style:style>
    <style:style style:name="co6" style:family="table-column">
      <style:table-column-properties fo:break-before="auto" style:column-width="2.69875cm"/>
    </style:style>
    <style:style style:name="co7" style:family="table-column">
      <style:table-column-properties fo:break-before="auto" style:column-width="1.48166666666667cm"/>
    </style:style>
    <style:style style:name="co8" style:family="table-column">
      <style:table-column-properties fo:break-before="auto" style:column-width="8.810625cm"/>
    </style:style>
    <style:style style:name="co9" style:family="table-column">
      <style:table-column-properties fo:break-before="auto" style:column-width="2.88395833333333cm" style:use-optimal-column-width="true"/>
    </style:style>
    <style:style style:name="co10" style:family="table-column">
      <style:table-column-properties fo:break-before="auto" style:column-width="4.1275cm" style:use-optimal-column-width="true"/>
    </style:style>
    <style:style style:name="co11" style:family="table-column">
      <style:table-column-properties fo:break-before="auto" style:column-width="2.40770833333333cm"/>
    </style:style>
    <style:style style:name="co12" style:family="table-column">
      <style:table-column-properties fo:break-before="auto" style:column-width="1.984375cm"/>
    </style:style>
    <style:style style:name="co13" style:family="table-column">
      <style:table-column-properties fo:break-before="auto" style:column-width="2.11666666666667cm"/>
    </style:style>
    <style:style style:name="co14" style:family="table-column">
      <style:table-column-properties fo:break-before="auto" style:column-width="6.77333333333333cm" style:use-optimal-column-width="true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1.93145833333333cm"/>
    </style:style>
    <style:style style:name="co17" style:family="table-column">
      <style:table-column-properties fo:break-before="auto" style:column-width="3.06916666666667cm"/>
    </style:style>
    <style:style style:name="co18" style:family="table-column">
      <style:table-column-properties fo:break-before="auto" style:column-width="2.64583333333333cm"/>
    </style:style>
    <style:style style:name="co19" style:family="table-column">
      <style:table-column-properties fo:break-before="auto" style:column-width="2.72520833333333cm"/>
    </style:style>
    <style:style style:name="co20" style:family="table-column">
      <style:table-column-properties fo:break-before="auto" style:column-width="5.90020833333333cm"/>
    </style:style>
    <style:style style:name="co21" style:family="table-column">
      <style:table-column-properties fo:break-before="auto" style:column-width="2.67229166666667cm"/>
    </style:style>
    <style:style style:name="co22" style:family="table-column">
      <style:table-column-properties fo:break-before="auto" style:column-width="2.460625cm"/>
    </style:style>
    <style:style style:name="co23" style:family="table-column">
      <style:table-column-properties fo:break-before="auto" style:column-width="2.01083333333333cm" style:use-optimal-column-width="true"/>
    </style:style>
    <style:style style:name="ro1" style:family="table-row">
      <style:table-row-properties style:row-height="14.45pt" style:use-optimal-row-height="true" fo:break-before="auto"/>
    </style:style>
    <style:style style:name="ro2" style:family="table-row">
      <style:table-row-properties style:row-height="30.75pt" style:use-optimal-row-height="true" fo:break-before="auto"/>
    </style:style>
    <style:style style:name="ta1" style:family="table" style:master-page-name="mp1">
      <style:table-properties table:display="true" table:tab-color="#70AD47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x-Min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EmployeeID</text:p>
          </table:table-cell>
          <table:table-cell office:value-type="string" table:style-name="ce1">
            <text:p>FirstName</text:p>
          </table:table-cell>
          <table:table-cell office:value-type="string" table:style-name="ce1">
            <text:p>LastName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Gender</text:p>
          </table:table-cell>
          <table:table-cell office:value-type="string" table:style-name="ce1">
            <text:p>JobTitle</text:p>
          </table:table-cell>
          <table:table-cell office:value-type="string" table:style-name="ce1">
            <text:p>Salary</text:p>
          </table:table-cell>
          <table:table-cell office:value-type="string" table:style-name="ce1">
            <text:p>StartDate</text:p>
          </table:table-cell>
          <table:table-cell office:value-type="string" table:style-name="ce1">
            <text:p>EndDate</text:p>
          </table:table-cell>
          <table:table-cell office:value-type="string" table:style-name="ce1">
            <text:p>Max</text:p>
          </table:table-cell>
          <table:table-cell office:value-type="string" table:style-name="ce1">
            <text:p>Min</text:p>
          </table:table-cell>
          <table:table-cell table:number-columns-repeated="16373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string" table:style-name="ce1">
            <text:p>Jim</text:p>
          </table:table-cell>
          <table:table-cell office:value-type="string" table:style-name="ce1">
            <text:p>Halpert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man</text:p>
          </table:table-cell>
          <table:table-cell office:value-type="float" office:value="45000" table:style-name="ce1">
            <text:p>45000</text:p>
          </table:table-cell>
          <table:table-cell office:value-type="date" office:date-value="2001-11-02T00:00:00" table:style-name="ce2">
            <text:p>11/2/2001</text:p>
          </table:table-cell>
          <table:table-cell office:value-type="date" office:date-value="2015-09-06T00:00:00" table:style-name="ce2">
            <text:p>9/6/2015</text:p>
          </table:table-cell>
          <table:table-cell office:value-type="date" office:date-value="2003-11-08T00:00:00" table:formula="of:=MAX([.H2:.H10])" table:style-name="ce2">
            <text:p>11/8/2003</text:p>
          </table:table-cell>
          <table:table-cell office:value-type="date" office:date-value="1995-12-07T00:00:00" table:formula="of:=MIN([.H2:.H10])" table:style-name="ce2">
            <text:p>12/7/1995</text:p>
          </table:table-cell>
          <table:table-cell table:number-columns-repeated="16373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string" table:style-name="ce1">
            <text:p>Pam</text:p>
          </table:table-cell>
          <table:table-cell office:value-type="string" table:style-name="ce1">
            <text:p>Beasle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eceptionist</text:p>
          </table:table-cell>
          <table:table-cell office:value-type="float" office:value="36000" table:style-name="ce1">
            <text:p>36000</text:p>
          </table:table-cell>
          <table:table-cell office:value-type="date" office:date-value="1999-10-03T00:00:00" table:style-name="ce2">
            <text:p>10/3/1999</text:p>
          </table:table-cell>
          <table:table-cell office:value-type="date" office:date-value="2015-10-10T00:00:00" table:style-name="ce2">
            <text:p>10/10/2015</text:p>
          </table:table-cell>
          <table:table-cell office:value-type="float" office:value="65000" table:formula="of:=MAX([.G2:.G10])" table:style-name="ce3">
            <text:p>65000</text:p>
          </table:table-cell>
          <table:table-cell office:value-type="float" office:value="36000" table:formula="of:=MIN([.G2:.G10])" table:style-name="ce3">
            <text:p>36000</text:p>
          </table:table-cell>
          <table:table-cell table:number-columns-repeated="16373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string" table:style-name="ce1">
            <text:p>Dwight</text:p>
          </table:table-cell>
          <table:table-cell office:value-type="string" table:style-name="ce1">
            <text:p>Schrut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man</text:p>
          </table:table-cell>
          <table:table-cell office:value-type="float" office:value="63000" table:style-name="ce1">
            <text:p>63000</text:p>
          </table:table-cell>
          <table:table-cell office:value-type="date" office:date-value="2000-07-04T00:00:00" table:style-name="ce2">
            <text:p>7/4/2000</text:p>
          </table:table-cell>
          <table:table-cell office:value-type="date" office:date-value="2017-09-08T00:00:00" table:style-name="ce2">
            <text:p>9/8/2017</text:p>
          </table:table-cell>
          <table:table-cell table:number-columns-repeated="16375" table:style-name="ce1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Marti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ccountant</text:p>
          </table:table-cell>
          <table:table-cell office:value-type="float" office:value="47000" table:style-name="ce1">
            <text:p>47000</text:p>
          </table:table-cell>
          <table:table-cell office:value-type="date" office:date-value="2000-01-05T00:00:00" table:style-name="ce2">
            <text:p>1/5/2000</text:p>
          </table:table-cell>
          <table:table-cell office:value-type="date" office:date-value="2015-12-03T00:00:00" table:style-name="ce2">
            <text:p>12/3/2015</text:p>
          </table:table-cell>
          <table:table-cell table:number-columns-repeated="16375" table:style-name="ce1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string" table:style-name="ce1">
            <text:p>Toby</text:p>
          </table:table-cell>
          <table:table-cell office:value-type="string" table:style-name="ce1">
            <text:p>Flenderso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R</text:p>
          </table:table-cell>
          <table:table-cell office:value-type="float" office:value="50000" table:style-name="ce1">
            <text:p>50000</text:p>
          </table:table-cell>
          <table:table-cell office:value-type="date" office:date-value="2001-05-06T00:00:00" table:style-name="ce2">
            <text:p>5/6/2001</text:p>
          </table:table-cell>
          <table:table-cell office:value-type="date" office:date-value="2017-08-30T00:00:00" table:style-name="ce2">
            <text:p>8/30/2017</text:p>
          </table:table-cell>
          <table:table-cell table:number-columns-repeated="16375" table:style-name="ce1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Scott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Regional Manager</text:p>
          </table:table-cell>
          <table:table-cell office:value-type="float" office:value="65000" table:style-name="ce1">
            <text:p>65000</text:p>
          </table:table-cell>
          <table:table-cell office:value-type="date" office:date-value="1995-12-07T00:00:00" table:style-name="ce2">
            <text:p>12/7/1995</text:p>
          </table:table-cell>
          <table:table-cell office:value-type="date" office:date-value="2013-09-11T00:00:00" table:style-name="ce2">
            <text:p>9/11/2013</text:p>
          </table:table-cell>
          <table:table-cell table:number-columns-repeated="16375" table:style-name="ce1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string" table:style-name="ce1">
            <text:p>Meredith</text:p>
          </table:table-cell>
          <table:table-cell office:value-type="string" table:style-name="ce1">
            <text:p>Palmer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upplier Relations</text:p>
          </table:table-cell>
          <table:table-cell office:value-type="float" office:value="41000" table:style-name="ce1">
            <text:p>41000</text:p>
          </table:table-cell>
          <table:table-cell office:value-type="date" office:date-value="2003-11-08T00:00:00" table:style-name="ce2">
            <text:p>11/8/2003</text:p>
          </table:table-cell>
          <table:table-cell office:value-type="date" office:date-value="2013-10-04T00:00:00" table:style-name="ce2">
            <text:p>10/4/2013</text:p>
          </table:table-cell>
          <table:table-cell table:number-columns-repeated="16375" table:style-name="ce1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string" table:style-name="ce1">
            <text:p>Stanley</text:p>
          </table:table-cell>
          <table:table-cell office:value-type="string" table:style-name="ce1">
            <text:p>Hudso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man</text:p>
          </table:table-cell>
          <table:table-cell office:value-type="float" office:value="48000" table:style-name="ce1">
            <text:p>48000</text:p>
          </table:table-cell>
          <table:table-cell office:value-type="date" office:date-value="2002-06-09T00:00:00" table:style-name="ce2">
            <text:p>6/9/2002</text:p>
          </table:table-cell>
          <table:table-cell office:value-type="date" office:date-value="2015-04-22T00:00:00" table:style-name="ce2">
            <text:p>4/22/2015</text:p>
          </table:table-cell>
          <table:table-cell table:number-columns-repeated="16375" table:style-name="ce1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string" table:style-name="ce1">
            <text:p>Kevin</text:p>
          </table:table-cell>
          <table:table-cell office:value-type="string" table:style-name="ce1">
            <text:p>Malon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ccountant</text:p>
          </table:table-cell>
          <table:table-cell office:value-type="float" office:value="42000" table:style-name="ce1">
            <text:p>42000</text:p>
          </table:table-cell>
          <table:table-cell office:value-type="date" office:date-value="2003-08-10T00:00:00" table:style-name="ce2">
            <text:p>8/10/2003</text:p>
          </table:table-cell>
          <table:table-cell office:value-type="date" office:date-value="2011-09-14T00:00:00" table:style-name="ce2">
            <text:p>9/14/2011</text:p>
          </table:table-cell>
          <table:table-cell table:number-columns-repeated="16375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IF-IF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1">
            <text:p>EmployeeID</text:p>
          </table:table-cell>
          <table:table-cell office:value-type="string" table:style-name="ce1">
            <text:p>FirstName</text:p>
          </table:table-cell>
          <table:table-cell office:value-type="string" table:style-name="ce1">
            <text:p>LastName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Gender</text:p>
          </table:table-cell>
          <table:table-cell office:value-type="string" table:style-name="ce1">
            <text:p>JobTitle</text:p>
          </table:table-cell>
          <table:table-cell office:value-type="string" table:style-name="ce1">
            <text:p>Salary</text:p>
          </table:table-cell>
          <table:table-cell office:value-type="string" table:style-name="ce1">
            <text:p>StartDate</text:p>
          </table:table-cell>
          <table:table-cell office:value-type="string" table:style-name="ce1">
            <text:p>EndDate</text:p>
          </table:table-cell>
          <table:table-cell office:value-type="string" table:style-name="ce1">
            <text:p>IF</text:p>
          </table:table-cell>
          <table:table-cell office:value-type="string" table:style-name="ce1">
            <text:p>IFS</text:p>
          </table:table-cell>
          <table:table-cell table:number-columns-repeated="16373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string" table:style-name="ce1">
            <text:p>Jim</text:p>
          </table:table-cell>
          <table:table-cell office:value-type="string" table:style-name="ce1">
            <text:p>Halpert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man</text:p>
          </table:table-cell>
          <table:table-cell office:value-type="float" office:value="45000" table:style-name="ce1">
            <text:p>45000</text:p>
          </table:table-cell>
          <table:table-cell office:value-type="date" office:date-value="2001-11-02T00:00:00" table:style-name="ce2">
            <text:p>11/2/2001</text:p>
          </table:table-cell>
          <table:table-cell office:value-type="date" office:date-value="2015-09-06T00:00:00" table:style-name="ce2">
            <text:p>9/6/2015</text:p>
          </table:table-cell>
          <table:table-cell office:value-type="string" office:string-value="young" table:formula="of:=IF([.D2:.D10]&gt;30;&quot;old&quot;; &quot;young&quot;)" table:number-matrix-columns-spanned="1" table:number-matrix-rows-spanned="9" table:style-name="ce1">
            <text:p>young</text:p>
          </table:table-cell>
          <table:table-cell office:value-type="string" office:string-value="sales" table:formula="of:=COM.MICROSOFT.IFS([.F2:.F10]=&quot;salesman&quot;;&quot;sales&quot;; [.F2:.F10]=&quot;hr&quot;;&quot;fire&quot;;[.F2:.F10]=&quot;accountant&quot;;&quot;bonus&quot;)" table:number-matrix-columns-spanned="1" table:number-matrix-rows-spanned="9" table:style-name="ce1">
            <text:p>sales</text:p>
          </table:table-cell>
          <table:table-cell table:number-columns-repeated="16373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string" table:style-name="ce1">
            <text:p>Pam</text:p>
          </table:table-cell>
          <table:table-cell office:value-type="string" table:style-name="ce1">
            <text:p>Beasle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eceptionist</text:p>
          </table:table-cell>
          <table:table-cell office:value-type="float" office:value="36000" table:style-name="ce1">
            <text:p>36000</text:p>
          </table:table-cell>
          <table:table-cell office:value-type="date" office:date-value="1999-10-03T00:00:00" table:style-name="ce2">
            <text:p>10/3/1999</text:p>
          </table:table-cell>
          <table:table-cell office:value-type="date" office:date-value="2015-10-10T00:00:00" table:style-name="ce2">
            <text:p>10/10/2015</text:p>
          </table:table-cell>
          <table:table-cell office:value-type="string" office:string-value="young" table:style-name="ce1">
            <text:p>young</text:p>
          </table:table-cell>
          <table:table-cell office:value-type="error" office:string-value="#N/A" table:style-name="ce1">
            <text:p>#N/A</text:p>
          </table:table-cell>
          <table:table-cell table:number-columns-repeated="16373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string" table:style-name="ce1">
            <text:p>Dwight</text:p>
          </table:table-cell>
          <table:table-cell office:value-type="string" table:style-name="ce1">
            <text:p>Schrut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man</text:p>
          </table:table-cell>
          <table:table-cell office:value-type="float" office:value="63000" table:style-name="ce1">
            <text:p>63000</text:p>
          </table:table-cell>
          <table:table-cell office:value-type="date" office:date-value="2000-07-04T00:00:00" table:style-name="ce2">
            <text:p>7/4/2000</text:p>
          </table:table-cell>
          <table:table-cell office:value-type="date" office:date-value="2017-09-08T00:00:00" table:style-name="ce2">
            <text:p>9/8/2017</text:p>
          </table:table-cell>
          <table:table-cell office:value-type="string" office:string-value="young" table:style-name="ce1">
            <text:p>young</text:p>
          </table:table-cell>
          <table:table-cell office:value-type="string" office:string-value="sales" table:style-name="ce1">
            <text:p>sales</text:p>
          </table:table-cell>
          <table:table-cell table:number-columns-repeated="16373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Marti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ccountant</text:p>
          </table:table-cell>
          <table:table-cell office:value-type="float" office:value="47000" table:style-name="ce1">
            <text:p>47000</text:p>
          </table:table-cell>
          <table:table-cell office:value-type="date" office:date-value="2000-01-05T00:00:00" table:style-name="ce2">
            <text:p>1/5/2000</text:p>
          </table:table-cell>
          <table:table-cell office:value-type="date" office:date-value="2015-12-03T00:00:00" table:style-name="ce2">
            <text:p>12/3/2015</text:p>
          </table:table-cell>
          <table:table-cell office:value-type="string" office:string-value="old" table:style-name="ce1">
            <text:p>old</text:p>
          </table:table-cell>
          <table:table-cell office:value-type="string" office:string-value="bonus" table:style-name="ce1">
            <text:p>bonus</text:p>
          </table:table-cell>
          <table:table-cell table:number-columns-repeated="16373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string" table:style-name="ce1">
            <text:p>Toby</text:p>
          </table:table-cell>
          <table:table-cell office:value-type="string" table:style-name="ce1">
            <text:p>Flenderso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R</text:p>
          </table:table-cell>
          <table:table-cell office:value-type="float" office:value="50000" table:style-name="ce1">
            <text:p>50000</text:p>
          </table:table-cell>
          <table:table-cell office:value-type="date" office:date-value="2001-05-06T00:00:00" table:style-name="ce2">
            <text:p>5/6/2001</text:p>
          </table:table-cell>
          <table:table-cell office:value-type="date" office:date-value="2017-08-30T00:00:00" table:style-name="ce2">
            <text:p>8/30/2017</text:p>
          </table:table-cell>
          <table:table-cell office:value-type="string" office:string-value="old" table:style-name="ce1">
            <text:p>old</text:p>
          </table:table-cell>
          <table:table-cell office:value-type="string" office:string-value="fire" table:style-name="ce1">
            <text:p>fire</text:p>
          </table:table-cell>
          <table:table-cell table:number-columns-repeated="16373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Scott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Regional Manager</text:p>
          </table:table-cell>
          <table:table-cell office:value-type="float" office:value="65000" table:style-name="ce1">
            <text:p>65000</text:p>
          </table:table-cell>
          <table:table-cell office:value-type="date" office:date-value="1995-12-07T00:00:00" table:style-name="ce2">
            <text:p>12/7/1995</text:p>
          </table:table-cell>
          <table:table-cell office:value-type="date" office:date-value="2013-09-11T00:00:00" table:style-name="ce2">
            <text:p>9/11/2013</text:p>
          </table:table-cell>
          <table:table-cell office:value-type="string" office:string-value="old" table:style-name="ce1">
            <text:p>old</text:p>
          </table:table-cell>
          <table:table-cell office:value-type="error" office:string-value="#N/A" table:style-name="ce1">
            <text:p>#N/A</text:p>
          </table:table-cell>
          <table:table-cell table:number-columns-repeated="16373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string" table:style-name="ce1">
            <text:p>Meredith</text:p>
          </table:table-cell>
          <table:table-cell office:value-type="string" table:style-name="ce1">
            <text:p>Palmer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upplier Relations</text:p>
          </table:table-cell>
          <table:table-cell office:value-type="float" office:value="41000" table:style-name="ce1">
            <text:p>41000</text:p>
          </table:table-cell>
          <table:table-cell office:value-type="date" office:date-value="2003-11-08T00:00:00" table:style-name="ce2">
            <text:p>11/8/2003</text:p>
          </table:table-cell>
          <table:table-cell office:value-type="date" office:date-value="2013-10-04T00:00:00" table:style-name="ce2">
            <text:p>10/4/2013</text:p>
          </table:table-cell>
          <table:table-cell office:value-type="string" office:string-value="old" table:style-name="ce1">
            <text:p>old</text:p>
          </table:table-cell>
          <table:table-cell office:value-type="error" office:string-value="#N/A" table:style-name="ce1">
            <text:p>#N/A</text:p>
          </table:table-cell>
          <table:table-cell table:number-columns-repeated="16373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string" table:style-name="ce1">
            <text:p>Stanley</text:p>
          </table:table-cell>
          <table:table-cell office:value-type="string" table:style-name="ce1">
            <text:p>Hudso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man</text:p>
          </table:table-cell>
          <table:table-cell office:value-type="float" office:value="48000" table:style-name="ce1">
            <text:p>48000</text:p>
          </table:table-cell>
          <table:table-cell office:value-type="date" office:date-value="2002-06-09T00:00:00" table:style-name="ce2">
            <text:p>6/9/2002</text:p>
          </table:table-cell>
          <table:table-cell office:value-type="date" office:date-value="2015-04-22T00:00:00" table:style-name="ce2">
            <text:p>4/22/2015</text:p>
          </table:table-cell>
          <table:table-cell office:value-type="string" office:string-value="old" table:style-name="ce1">
            <text:p>old</text:p>
          </table:table-cell>
          <table:table-cell office:value-type="string" office:string-value="sales" table:style-name="ce1">
            <text:p>sales</text:p>
          </table:table-cell>
          <table:table-cell table:number-columns-repeated="16373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string" table:style-name="ce1">
            <text:p>Kevin</text:p>
          </table:table-cell>
          <table:table-cell office:value-type="string" table:style-name="ce1">
            <text:p>Malon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ccountant</text:p>
          </table:table-cell>
          <table:table-cell office:value-type="float" office:value="42000" table:style-name="ce1">
            <text:p>42000</text:p>
          </table:table-cell>
          <table:table-cell office:value-type="date" office:date-value="2003-08-10T00:00:00" table:style-name="ce2">
            <text:p>8/10/2003</text:p>
          </table:table-cell>
          <table:table-cell office:value-type="date" office:date-value="2011-09-14T00:00:00" table:style-name="ce2">
            <text:p>9/14/2011</text:p>
          </table:table-cell>
          <table:table-cell office:value-type="string" office:string-value="old" table:style-name="ce1">
            <text:p>old</text:p>
          </table:table-cell>
          <table:table-cell office:value-type="string" office:string-value="bonus" table:style-name="ce1">
            <text:p>bonus</text:p>
          </table:table-cell>
          <table:table-cell table:number-columns-repeated="16373"/>
        </table:table-row>
        <table:table-row table:number-rows-repeated="1048566" table:style-name="ro1">
          <table:table-cell table:number-columns-repeated="16384"/>
        </table:table-row>
      </table:table>
      <table:table table:name="Len" table:style-name="ta1">
        <table:table-column table:style-name="co1" table:default-cell-style-name="ce1"/>
        <table:table-column table:style-name="co5" table:number-columns-repeated="16383" table:default-cell-style-name="ce1"/>
        <table:table-row table:style-name="ro1">
          <table:table-cell office:value-type="string" table:style-name="ce1">
            <text:p>EmployeeID</text:p>
          </table:table-cell>
          <table:table-cell office:value-type="string" table:style-name="ce1">
            <text:p>FirstName</text:p>
          </table:table-cell>
          <table:table-cell office:value-type="string" table:style-name="ce1">
            <text:p>LastName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Gender</text:p>
          </table:table-cell>
          <table:table-cell office:value-type="string" table:style-name="ce1">
            <text:p>JobTitle</text:p>
          </table:table-cell>
          <table:table-cell office:value-type="string" table:style-name="ce1">
            <text:p>Salary</text:p>
          </table:table-cell>
          <table:table-cell office:value-type="string" table:style-name="ce1">
            <text:p>StartDate</text:p>
          </table:table-cell>
          <table:table-cell office:value-type="string" table:style-name="ce1">
            <text:p>EndDate</text:p>
          </table:table-cell>
          <table:table-cell office:value-type="string" table:style-name="ce1">
            <text:p>LEN(B2)</text:p>
          </table:table-cell>
          <table:table-cell table:style-name="ce1"/>
          <table:table-cell office:value-type="string" table:style-name="ce1">
            <text:p>Can be used to see difference between 100s and thousands. Can find bad Social Security numbers if they're 10 digits instead of 9</text:p>
          </table:table-cell>
          <table:table-cell table:number-columns-repeated="16372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string" table:style-name="ce1">
            <text:p>Jim</text:p>
          </table:table-cell>
          <table:table-cell office:value-type="string" table:style-name="ce1">
            <text:p>Halpert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man</text:p>
          </table:table-cell>
          <table:table-cell office:value-type="float" office:value="45000" table:style-name="ce1">
            <text:p>45000</text:p>
          </table:table-cell>
          <table:table-cell office:value-type="date" office:date-value="2001-11-02T00:00:00" table:style-name="ce2">
            <text:p>11/2/2001</text:p>
          </table:table-cell>
          <table:table-cell office:value-type="date" office:date-value="2015-09-06T00:00:00" table:style-name="ce2">
            <text:p>9/6/2015</text:p>
          </table:table-cell>
          <table:table-cell office:value-type="float" office:value="7" table:formula="of:=LEN([.C2:.C10])" table:number-matrix-columns-spanned="1" table:number-matrix-rows-spanned="9" table:style-name="ce1">
            <text:p>7</text:p>
          </table:table-cell>
          <table:table-cell table:number-columns-repeated="16374" table:style-name="ce1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string" table:style-name="ce1">
            <text:p>Pam</text:p>
          </table:table-cell>
          <table:table-cell office:value-type="string" table:style-name="ce1">
            <text:p>Beasle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eceptionist</text:p>
          </table:table-cell>
          <table:table-cell office:value-type="float" office:value="36000" table:style-name="ce1">
            <text:p>36000</text:p>
          </table:table-cell>
          <table:table-cell office:value-type="date" office:date-value="1999-10-03T00:00:00" table:style-name="ce2">
            <text:p>10/3/1999</text:p>
          </table:table-cell>
          <table:table-cell office:value-type="date" office:date-value="2015-10-10T00:00:00" table:style-name="ce2">
            <text:p>10/10/2015</text:p>
          </table:table-cell>
          <table:table-cell office:value-type="float" office:value="7" table:style-name="ce1">
            <text:p>7</text:p>
          </table:table-cell>
          <table:table-cell table:number-columns-repeated="16374" table:style-name="ce1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string" table:style-name="ce1">
            <text:p>Dwight</text:p>
          </table:table-cell>
          <table:table-cell office:value-type="string" table:style-name="ce1">
            <text:p>Schrut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man</text:p>
          </table:table-cell>
          <table:table-cell office:value-type="float" office:value="63000" table:style-name="ce1">
            <text:p>63000</text:p>
          </table:table-cell>
          <table:table-cell office:value-type="date" office:date-value="2000-07-04T00:00:00" table:style-name="ce2">
            <text:p>7/4/2000</text:p>
          </table:table-cell>
          <table:table-cell office:value-type="date" office:date-value="2017-09-08T00:00:00" table:style-name="ce2">
            <text:p>9/8/2017</text:p>
          </table:table-cell>
          <table:table-cell office:value-type="float" office:value="7" table:style-name="ce1">
            <text:p>7</text:p>
          </table:table-cell>
          <table:table-cell table:number-columns-repeated="16374" table:style-name="ce1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Marti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ccountant</text:p>
          </table:table-cell>
          <table:table-cell office:value-type="float" office:value="47000" table:style-name="ce1">
            <text:p>47000</text:p>
          </table:table-cell>
          <table:table-cell office:value-type="date" office:date-value="2000-01-05T00:00:00" table:style-name="ce2">
            <text:p>1/5/2000</text:p>
          </table:table-cell>
          <table:table-cell office:value-type="date" office:date-value="2015-12-03T00:00:00" table:style-name="ce2">
            <text:p>12/3/2015</text:p>
          </table:table-cell>
          <table:table-cell office:value-type="float" office:value="6" table:style-name="ce1">
            <text:p>6</text:p>
          </table:table-cell>
          <table:table-cell table:number-columns-repeated="16374" table:style-name="ce1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string" table:style-name="ce1">
            <text:p>Toby</text:p>
          </table:table-cell>
          <table:table-cell office:value-type="string" table:style-name="ce1">
            <text:p>Flenderso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R</text:p>
          </table:table-cell>
          <table:table-cell office:value-type="float" office:value="50000" table:style-name="ce1">
            <text:p>50000</text:p>
          </table:table-cell>
          <table:table-cell office:value-type="date" office:date-value="2001-05-06T00:00:00" table:style-name="ce2">
            <text:p>5/6/2001</text:p>
          </table:table-cell>
          <table:table-cell office:value-type="date" office:date-value="2017-08-30T00:00:00" table:style-name="ce2">
            <text:p>8/30/2017</text:p>
          </table:table-cell>
          <table:table-cell office:value-type="float" office:value="10" table:style-name="ce1">
            <text:p>10</text:p>
          </table:table-cell>
          <table:table-cell table:number-columns-repeated="16374" table:style-name="ce1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Scott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Regional Manager</text:p>
          </table:table-cell>
          <table:table-cell office:value-type="float" office:value="65000" table:style-name="ce1">
            <text:p>65000</text:p>
          </table:table-cell>
          <table:table-cell office:value-type="date" office:date-value="1995-12-07T00:00:00" table:style-name="ce2">
            <text:p>12/7/1995</text:p>
          </table:table-cell>
          <table:table-cell office:value-type="date" office:date-value="2013-09-11T00:00:00" table:style-name="ce2">
            <text:p>9/11/2013</text:p>
          </table:table-cell>
          <table:table-cell office:value-type="float" office:value="5" table:style-name="ce1">
            <text:p>5</text:p>
          </table:table-cell>
          <table:table-cell table:number-columns-repeated="16374" table:style-name="ce1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string" table:style-name="ce1">
            <text:p>Meredith</text:p>
          </table:table-cell>
          <table:table-cell office:value-type="string" table:style-name="ce1">
            <text:p>Palmer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upplier Relations</text:p>
          </table:table-cell>
          <table:table-cell office:value-type="float" office:value="41000" table:style-name="ce1">
            <text:p>41000</text:p>
          </table:table-cell>
          <table:table-cell office:value-type="date" office:date-value="2003-11-08T00:00:00" table:style-name="ce2">
            <text:p>11/8/2003</text:p>
          </table:table-cell>
          <table:table-cell office:value-type="date" office:date-value="2013-10-04T00:00:00" table:style-name="ce2">
            <text:p>10/4/2013</text:p>
          </table:table-cell>
          <table:table-cell office:value-type="float" office:value="6" table:style-name="ce1">
            <text:p>6</text:p>
          </table:table-cell>
          <table:table-cell table:number-columns-repeated="16374" table:style-name="ce1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string" table:style-name="ce1">
            <text:p>Stanley</text:p>
          </table:table-cell>
          <table:table-cell office:value-type="string" table:style-name="ce1">
            <text:p>Hudso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man</text:p>
          </table:table-cell>
          <table:table-cell office:value-type="float" office:value="48000" table:style-name="ce1">
            <text:p>48000</text:p>
          </table:table-cell>
          <table:table-cell office:value-type="date" office:date-value="2002-06-09T00:00:00" table:style-name="ce2">
            <text:p>6/9/2002</text:p>
          </table:table-cell>
          <table:table-cell office:value-type="date" office:date-value="2015-04-22T00:00:00" table:style-name="ce2">
            <text:p>4/22/2015</text:p>
          </table:table-cell>
          <table:table-cell office:value-type="float" office:value="6" table:style-name="ce1">
            <text:p>6</text:p>
          </table:table-cell>
          <table:table-cell table:number-columns-repeated="16374" table:style-name="ce1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string" table:style-name="ce1">
            <text:p>Kevin</text:p>
          </table:table-cell>
          <table:table-cell office:value-type="string" table:style-name="ce1">
            <text:p>Malon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ccountant</text:p>
          </table:table-cell>
          <table:table-cell office:value-type="float" office:value="42000" table:style-name="ce1">
            <text:p>42000</text:p>
          </table:table-cell>
          <table:table-cell office:value-type="date" office:date-value="2003-08-10T00:00:00" table:style-name="ce2">
            <text:p>8/10/2003</text:p>
          </table:table-cell>
          <table:table-cell office:value-type="date" office:date-value="2011-09-14T00:00:00" table:style-name="ce2">
            <text:p>9/14/2011</text:p>
          </table:table-cell>
          <table:table-cell office:value-type="float" office:value="6" table:style-name="ce1">
            <text:p>6</text:p>
          </table:table-cell>
          <table:table-cell table:number-columns-repeated="16374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LeftRight" table:style-name="ta1"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16373" table:default-cell-style-name="ce1"/>
        <table:table-row table:style-name="ro1">
          <table:table-cell office:value-type="string" table:style-name="ce1">
            <text:p>EmployeeID</text:p>
          </table:table-cell>
          <table:table-cell office:value-type="string" table:style-name="ce1">
            <text:p>FirstName</text:p>
          </table:table-cell>
          <table:table-cell office:value-type="string" table:style-name="ce1">
            <text:p>LastName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Gender</text:p>
          </table:table-cell>
          <table:table-cell office:value-type="string" table:style-name="ce1">
            <text:p>JobTitle</text:p>
          </table:table-cell>
          <table:table-cell office:value-type="string" table:style-name="ce1">
            <text:p>Salary</text:p>
          </table:table-cell>
          <table:table-cell office:value-type="string" table:style-name="ce1">
            <text:p>StartDate</text:p>
          </table:table-cell>
          <table:table-cell office:value-type="string" table:style-name="ce1">
            <text:p>EndDate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Left</text:p>
          </table:table-cell>
          <table:table-cell office:value-type="string" table:style-name="ce1">
            <text:p>Right</text:p>
          </table:table-cell>
          <table:table-cell office:value-type="string" table:style-name="ce1">
            <text:p>Right</text:p>
          </table:table-cell>
          <table:table-cell table:number-columns-repeated="16371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string" table:style-name="ce1">
            <text:p>Jim</text:p>
          </table:table-cell>
          <table:table-cell office:value-type="string" table:style-name="ce1">
            <text:p>Halpert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man</text:p>
          </table:table-cell>
          <table:table-cell office:value-type="float" office:value="45000" table:style-name="ce1">
            <text:p>45000</text:p>
          </table:table-cell>
          <table:table-cell office:value-type="string" table:style-name="ce4">
            <text:p>11/2/2001</text:p>
          </table:table-cell>
          <table:table-cell office:value-type="string" table:style-name="ce4">
            <text:p>9/6/2015</text:p>
          </table:table-cell>
          <table:table-cell office:value-type="string" table:style-name="ce2">
            <text:p>Jim.Halpert@DunderMifflin.com</text:p>
          </table:table-cell>
          <table:table-cell office:value-type="string" office:string-value="Hal" table:formula="of:=LEFT([.C2:.C10];3)" table:number-matrix-columns-spanned="1" table:number-matrix-rows-spanned="9" table:style-name="ce1">
            <text:p>Hal</text:p>
          </table:table-cell>
          <table:table-cell office:value-type="string" office:string-value="2001" table:formula="of:=RIGHT([.H2:.H10];4)" table:number-matrix-columns-spanned="1" table:number-matrix-rows-spanned="9" table:style-name="ce1">
            <text:p>2001</text:p>
          </table:table-cell>
          <table:table-cell table:number-columns-repeated="16372" table:style-name="ce1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string" table:style-name="ce1">
            <text:p>Pam</text:p>
          </table:table-cell>
          <table:table-cell office:value-type="string" table:style-name="ce1">
            <text:p>Beasle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eceptionist</text:p>
          </table:table-cell>
          <table:table-cell office:value-type="float" office:value="36000" table:style-name="ce1">
            <text:p>36000</text:p>
          </table:table-cell>
          <table:table-cell office:value-type="string" table:style-name="ce4">
            <text:p>10/3/1999</text:p>
          </table:table-cell>
          <table:table-cell office:value-type="string" table:style-name="ce4">
            <text:p>10/10/2015</text:p>
          </table:table-cell>
          <table:table-cell office:value-type="string" table:style-name="ce2">
            <text:p>Pam.Beasley@DunderMifflin.com</text:p>
          </table:table-cell>
          <table:table-cell office:value-type="string" office:string-value="Bea" table:style-name="ce1">
            <text:p>Bea</text:p>
          </table:table-cell>
          <table:table-cell office:value-type="string" office:string-value="1999" table:style-name="ce1">
            <text:p>1999</text:p>
          </table:table-cell>
          <table:table-cell table:number-columns-repeated="16372" table:style-name="ce1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string" table:style-name="ce1">
            <text:p>Dwight</text:p>
          </table:table-cell>
          <table:table-cell office:value-type="string" table:style-name="ce1">
            <text:p>Schrut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man</text:p>
          </table:table-cell>
          <table:table-cell office:value-type="float" office:value="63000" table:style-name="ce1">
            <text:p>63000</text:p>
          </table:table-cell>
          <table:table-cell office:value-type="string" table:style-name="ce4">
            <text:p>7/4/2000</text:p>
          </table:table-cell>
          <table:table-cell office:value-type="string" table:style-name="ce4">
            <text:p>9/8/2017</text:p>
          </table:table-cell>
          <table:table-cell office:value-type="string" table:style-name="ce2">
            <text:p>Dwight.Schrute@AOL.com</text:p>
          </table:table-cell>
          <table:table-cell office:value-type="string" office:string-value="Sch" table:style-name="ce1">
            <text:p>Sch</text:p>
          </table:table-cell>
          <table:table-cell office:value-type="string" office:string-value="2000" table:style-name="ce1">
            <text:p>2000</text:p>
          </table:table-cell>
          <table:table-cell table:number-columns-repeated="16372" table:style-name="ce1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Marti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ccountant</text:p>
          </table:table-cell>
          <table:table-cell office:value-type="float" office:value="47000" table:style-name="ce1">
            <text:p>47000</text:p>
          </table:table-cell>
          <table:table-cell office:value-type="string" table:style-name="ce4">
            <text:p>1/5/2000</text:p>
          </table:table-cell>
          <table:table-cell office:value-type="string" table:style-name="ce4">
            <text:p>12/3/2015</text:p>
          </table:table-cell>
          <table:table-cell office:value-type="string" table:style-name="ce2">
            <text:p>Angela.Martin@DunderMifflin.com</text:p>
          </table:table-cell>
          <table:table-cell office:value-type="string" office:string-value="Mar" table:style-name="ce1">
            <text:p>Mar</text:p>
          </table:table-cell>
          <table:table-cell office:value-type="string" office:string-value="2000" table:style-name="ce1">
            <text:p>2000</text:p>
          </table:table-cell>
          <table:table-cell table:number-columns-repeated="16372" table:style-name="ce1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string" table:style-name="ce1">
            <text:p>Toby</text:p>
          </table:table-cell>
          <table:table-cell office:value-type="string" table:style-name="ce1">
            <text:p>Flenderso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R</text:p>
          </table:table-cell>
          <table:table-cell office:value-type="float" office:value="50000" table:style-name="ce1">
            <text:p>50000</text:p>
          </table:table-cell>
          <table:table-cell office:value-type="string" table:style-name="ce4">
            <text:p>5/6/2001</text:p>
          </table:table-cell>
          <table:table-cell office:value-type="string" table:style-name="ce4">
            <text:p>8/30/2017</text:p>
          </table:table-cell>
          <table:table-cell office:value-type="string" table:style-name="ce2">
            <text:p>Toby.Flenderson@DunderMifflinCorporate.com</text:p>
          </table:table-cell>
          <table:table-cell office:value-type="string" office:string-value="Fle" table:style-name="ce1">
            <text:p>Fle</text:p>
          </table:table-cell>
          <table:table-cell office:value-type="string" office:string-value="2001" table:style-name="ce1">
            <text:p>2001</text:p>
          </table:table-cell>
          <table:table-cell table:number-columns-repeated="16372" table:style-name="ce1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Scott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Regional Manager</text:p>
          </table:table-cell>
          <table:table-cell office:value-type="float" office:value="65000" table:style-name="ce1">
            <text:p>65000</text:p>
          </table:table-cell>
          <table:table-cell office:value-type="string" table:style-name="ce4">
            <text:p>5/6/2001</text:p>
          </table:table-cell>
          <table:table-cell office:value-type="string" table:style-name="ce4">
            <text:p>9/11/2013</text:p>
          </table:table-cell>
          <table:table-cell office:value-type="string" table:style-name="ce2">
            <text:p>Michael.Scott@DunderMifflin.com</text:p>
          </table:table-cell>
          <table:table-cell office:value-type="string" office:string-value="Sco" table:style-name="ce1">
            <text:p>Sco</text:p>
          </table:table-cell>
          <table:table-cell office:value-type="string" office:string-value="2001" table:style-name="ce1">
            <text:p>2001</text:p>
          </table:table-cell>
          <table:table-cell table:number-columns-repeated="16372" table:style-name="ce1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string" table:style-name="ce1">
            <text:p>Meredith</text:p>
          </table:table-cell>
          <table:table-cell office:value-type="string" table:style-name="ce1">
            <text:p>Palmer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upplier Relations</text:p>
          </table:table-cell>
          <table:table-cell office:value-type="float" office:value="41000" table:style-name="ce1">
            <text:p>41000</text:p>
          </table:table-cell>
          <table:table-cell office:value-type="string" table:style-name="ce4">
            <text:p>11/8/2003</text:p>
          </table:table-cell>
          <table:table-cell office:value-type="string" table:style-name="ce4">
            <text:p>9/11/2013</text:p>
          </table:table-cell>
          <table:table-cell office:value-type="string" table:style-name="ce2">
            <text:p>Meredith.Palmer@Yahoo.com</text:p>
          </table:table-cell>
          <table:table-cell office:value-type="string" office:string-value="Pal" table:style-name="ce1">
            <text:p>Pal</text:p>
          </table:table-cell>
          <table:table-cell office:value-type="string" office:string-value="2003" table:style-name="ce1">
            <text:p>2003</text:p>
          </table:table-cell>
          <table:table-cell table:number-columns-repeated="16372" table:style-name="ce1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string" table:style-name="ce1">
            <text:p>Stanley</text:p>
          </table:table-cell>
          <table:table-cell office:value-type="string" table:style-name="ce1">
            <text:p>Hudso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man</text:p>
          </table:table-cell>
          <table:table-cell office:value-type="float" office:value="48000" table:style-name="ce1">
            <text:p>48000</text:p>
          </table:table-cell>
          <table:table-cell office:value-type="string" table:style-name="ce4">
            <text:p>6/9/2002</text:p>
          </table:table-cell>
          <table:table-cell office:value-type="string" table:style-name="ce4">
            <text:p>4/22/2015</text:p>
          </table:table-cell>
          <table:table-cell office:value-type="string" table:style-name="ce2">
            <text:p>Stanley.Hudson@gmail.com</text:p>
          </table:table-cell>
          <table:table-cell office:value-type="string" office:string-value="Hud" table:style-name="ce1">
            <text:p>Hud</text:p>
          </table:table-cell>
          <table:table-cell office:value-type="string" office:string-value="2002" table:style-name="ce1">
            <text:p>2002</text:p>
          </table:table-cell>
          <table:table-cell table:number-columns-repeated="16372" table:style-name="ce1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string" table:style-name="ce1">
            <text:p>Kevin</text:p>
          </table:table-cell>
          <table:table-cell office:value-type="string" table:style-name="ce1">
            <text:p>Malon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ccountant</text:p>
          </table:table-cell>
          <table:table-cell office:value-type="float" office:value="42000" table:style-name="ce1">
            <text:p>42000</text:p>
          </table:table-cell>
          <table:table-cell office:value-type="string" table:style-name="ce4">
            <text:p>8/10/2003</text:p>
          </table:table-cell>
          <table:table-cell office:value-type="string" table:style-name="ce4">
            <text:p>4/22/2015</text:p>
          </table:table-cell>
          <table:table-cell office:value-type="string" table:style-name="ce2">
            <text:p>Kevin.Malone@DunderMifflin.com</text:p>
          </table:table-cell>
          <table:table-cell office:value-type="string" office:string-value="Mal" table:style-name="ce1">
            <text:p>Mal</text:p>
          </table:table-cell>
          <table:table-cell office:value-type="string" office:string-value="2003" table:style-name="ce1">
            <text:p>2003</text:p>
          </table:table-cell>
          <table:table-cell table:number-columns-repeated="16372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DateToText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5" table:default-cell-style-name="ce1"/>
        <table:table-column table:style-name="co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1">
            <text:p>EmployeeID</text:p>
          </table:table-cell>
          <table:table-cell office:value-type="string" table:style-name="ce1">
            <text:p>FirstName</text:p>
          </table:table-cell>
          <table:table-cell office:value-type="string" table:style-name="ce1">
            <text:p>LastName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Gender</text:p>
          </table:table-cell>
          <table:table-cell office:value-type="string" table:style-name="ce1">
            <text:p>JobTitle</text:p>
          </table:table-cell>
          <table:table-cell office:value-type="string" table:style-name="ce1">
            <text:p>Salary</text:p>
          </table:table-cell>
          <table:table-cell office:value-type="string" table:style-name="ce1">
            <text:p>StartDate</text:p>
          </table:table-cell>
          <table:table-cell office:value-type="string" table:style-name="ce1">
            <text:p>EndDate</text:p>
          </table:table-cell>
          <table:table-cell office:value-type="string" table:style-name="ce1">
            <text:p>TEXT(H2,"dd/mm/yyyy")</text:p>
          </table:table-cell>
          <table:table-cell table:style-name="ce1"/>
          <table:table-cell office:value-type="string" table:style-name="ce1">
            <text:p>copied dates</text:p>
          </table:table-cell>
          <table:table-cell office:value-type="string" table:style-name="ce1">
            <text:p>year</text:p>
          </table:table-cell>
          <table:table-cell table:number-columns-repeated="16371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string" table:style-name="ce1">
            <text:p>Jim</text:p>
          </table:table-cell>
          <table:table-cell office:value-type="string" table:style-name="ce1">
            <text:p>Halpert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man</text:p>
          </table:table-cell>
          <table:table-cell office:value-type="float" office:value="45000" table:style-name="ce1">
            <text:p>45000</text:p>
          </table:table-cell>
          <table:table-cell office:value-type="date" office:date-value="2001-11-02T00:00:00" table:style-name="ce2">
            <text:p>11/2/2001</text:p>
          </table:table-cell>
          <table:table-cell office:value-type="date" office:date-value="2015-09-06T00:00:00" table:style-name="ce2">
            <text:p>9/6/2015</text:p>
          </table:table-cell>
          <table:table-cell office:value-type="string" office:string-value="02/11/2001" table:formula="of:=TEXT([.H2:.H10];&quot;dd/mm/yyyy&quot;)" table:number-matrix-columns-spanned="1" table:number-matrix-rows-spanned="9" table:style-name="ce1">
            <text:p>02/11/2001</text:p>
          </table:table-cell>
          <table:table-cell table:style-name="ce4"/>
          <table:table-cell office:value-type="string" office:string-value="11/02/2001" table:formula="of:=TEXT([.J2:.J10];&quot;dd/mm/yyyy&quot;)" table:number-matrix-columns-spanned="1" table:number-matrix-rows-spanned="9" table:style-name="ce1">
            <text:p>11/02/2001</text:p>
          </table:table-cell>
          <table:table-cell office:value-type="string" office:string-value="2001" table:formula="of:=RIGHT([.L2:.L11];4)" table:number-matrix-columns-spanned="1" table:number-matrix-rows-spanned="10" table:style-name="ce1">
            <text:p>2001</text:p>
          </table:table-cell>
          <table:table-cell table:number-columns-repeated="16371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string" table:style-name="ce1">
            <text:p>Pam</text:p>
          </table:table-cell>
          <table:table-cell office:value-type="string" table:style-name="ce1">
            <text:p>Beasle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eceptionist</text:p>
          </table:table-cell>
          <table:table-cell office:value-type="float" office:value="36000" table:style-name="ce1">
            <text:p>36000</text:p>
          </table:table-cell>
          <table:table-cell office:value-type="date" office:date-value="1999-10-03T00:00:00" table:style-name="ce2">
            <text:p>10/3/1999</text:p>
          </table:table-cell>
          <table:table-cell office:value-type="date" office:date-value="2015-10-10T00:00:00" table:style-name="ce2">
            <text:p>10/10/2015</text:p>
          </table:table-cell>
          <table:table-cell office:value-type="string" office:string-value="03/10/1999" table:style-name="ce1">
            <text:p>03/10/1999</text:p>
          </table:table-cell>
          <table:table-cell table:style-name="ce4"/>
          <table:table-cell office:value-type="string" office:string-value="10/03/1999" table:style-name="ce1">
            <text:p>10/03/1999</text:p>
          </table:table-cell>
          <table:table-cell office:value-type="string" office:string-value="1999" table:style-name="ce1">
            <text:p>1999</text:p>
          </table:table-cell>
          <table:table-cell table:number-columns-repeated="16371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string" table:style-name="ce1">
            <text:p>Dwight</text:p>
          </table:table-cell>
          <table:table-cell office:value-type="string" table:style-name="ce1">
            <text:p>Schrut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man</text:p>
          </table:table-cell>
          <table:table-cell office:value-type="float" office:value="63000" table:style-name="ce1">
            <text:p>63000</text:p>
          </table:table-cell>
          <table:table-cell office:value-type="date" office:date-value="2000-07-04T00:00:00" table:style-name="ce2">
            <text:p>7/4/2000</text:p>
          </table:table-cell>
          <table:table-cell office:value-type="date" office:date-value="2017-09-08T00:00:00" table:style-name="ce2">
            <text:p>9/8/2017</text:p>
          </table:table-cell>
          <table:table-cell office:value-type="string" office:string-value="04/07/2000" table:style-name="ce1">
            <text:p>04/07/2000</text:p>
          </table:table-cell>
          <table:table-cell table:style-name="ce4"/>
          <table:table-cell office:value-type="string" office:string-value="07/04/2000" table:style-name="ce1">
            <text:p>07/04/2000</text:p>
          </table:table-cell>
          <table:table-cell office:value-type="string" office:string-value="2000" table:style-name="ce1">
            <text:p>2000</text:p>
          </table:table-cell>
          <table:table-cell table:number-columns-repeated="16371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Marti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ccountant</text:p>
          </table:table-cell>
          <table:table-cell office:value-type="float" office:value="47000" table:style-name="ce1">
            <text:p>47000</text:p>
          </table:table-cell>
          <table:table-cell office:value-type="date" office:date-value="2000-01-05T00:00:00" table:style-name="ce2">
            <text:p>1/5/2000</text:p>
          </table:table-cell>
          <table:table-cell office:value-type="date" office:date-value="2015-12-03T00:00:00" table:style-name="ce2">
            <text:p>12/3/2015</text:p>
          </table:table-cell>
          <table:table-cell office:value-type="string" office:string-value="05/01/2000" table:style-name="ce1">
            <text:p>05/01/2000</text:p>
          </table:table-cell>
          <table:table-cell table:style-name="ce4"/>
          <table:table-cell office:value-type="string" office:string-value="01/05/2000" table:style-name="ce1">
            <text:p>01/05/2000</text:p>
          </table:table-cell>
          <table:table-cell office:value-type="string" office:string-value="2000" table:style-name="ce1">
            <text:p>2000</text:p>
          </table:table-cell>
          <table:table-cell table:number-columns-repeated="16371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string" table:style-name="ce1">
            <text:p>Toby</text:p>
          </table:table-cell>
          <table:table-cell office:value-type="string" table:style-name="ce1">
            <text:p>Flenderso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R</text:p>
          </table:table-cell>
          <table:table-cell office:value-type="float" office:value="50000" table:style-name="ce1">
            <text:p>50000</text:p>
          </table:table-cell>
          <table:table-cell office:value-type="date" office:date-value="2001-05-06T00:00:00" table:style-name="ce2">
            <text:p>5/6/2001</text:p>
          </table:table-cell>
          <table:table-cell office:value-type="date" office:date-value="2017-08-30T00:00:00" table:style-name="ce2">
            <text:p>8/30/2017</text:p>
          </table:table-cell>
          <table:table-cell office:value-type="string" office:string-value="06/05/2001" table:style-name="ce1">
            <text:p>06/05/2001</text:p>
          </table:table-cell>
          <table:table-cell table:style-name="ce4"/>
          <table:table-cell office:value-type="string" office:string-value="05/06/2001" table:style-name="ce1">
            <text:p>05/06/2001</text:p>
          </table:table-cell>
          <table:table-cell office:value-type="string" office:string-value="2001" table:style-name="ce1">
            <text:p>2001</text:p>
          </table:table-cell>
          <table:table-cell table:number-columns-repeated="16371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Scott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Regional Manager</text:p>
          </table:table-cell>
          <table:table-cell office:value-type="float" office:value="65000" table:style-name="ce1">
            <text:p>65000</text:p>
          </table:table-cell>
          <table:table-cell office:value-type="date" office:date-value="1995-12-07T00:00:00" table:style-name="ce2">
            <text:p>12/7/1995</text:p>
          </table:table-cell>
          <table:table-cell office:value-type="date" office:date-value="2013-09-11T00:00:00" table:style-name="ce2">
            <text:p>9/11/2013</text:p>
          </table:table-cell>
          <table:table-cell office:value-type="string" office:string-value="07/12/1995" table:style-name="ce1">
            <text:p>07/12/1995</text:p>
          </table:table-cell>
          <table:table-cell table:style-name="ce4"/>
          <table:table-cell office:value-type="string" office:string-value="12/07/1995" table:style-name="ce1">
            <text:p>12/07/1995</text:p>
          </table:table-cell>
          <table:table-cell office:value-type="string" office:string-value="1995" table:style-name="ce1">
            <text:p>1995</text:p>
          </table:table-cell>
          <table:table-cell table:number-columns-repeated="16371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string" table:style-name="ce1">
            <text:p>Meredith</text:p>
          </table:table-cell>
          <table:table-cell office:value-type="string" table:style-name="ce1">
            <text:p>Palmer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upplier Relations</text:p>
          </table:table-cell>
          <table:table-cell office:value-type="float" office:value="41000" table:style-name="ce1">
            <text:p>41000</text:p>
          </table:table-cell>
          <table:table-cell office:value-type="date" office:date-value="2003-11-08T00:00:00" table:style-name="ce2">
            <text:p>11/8/2003</text:p>
          </table:table-cell>
          <table:table-cell office:value-type="date" office:date-value="2013-10-04T00:00:00" table:style-name="ce2">
            <text:p>10/4/2013</text:p>
          </table:table-cell>
          <table:table-cell office:value-type="string" office:string-value="08/11/2003" table:style-name="ce1">
            <text:p>08/11/2003</text:p>
          </table:table-cell>
          <table:table-cell table:style-name="ce4"/>
          <table:table-cell office:value-type="string" office:string-value="11/08/2003" table:style-name="ce1">
            <text:p>11/08/2003</text:p>
          </table:table-cell>
          <table:table-cell office:value-type="string" office:string-value="2003" table:style-name="ce1">
            <text:p>2003</text:p>
          </table:table-cell>
          <table:table-cell table:number-columns-repeated="16371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string" table:style-name="ce1">
            <text:p>Stanley</text:p>
          </table:table-cell>
          <table:table-cell office:value-type="string" table:style-name="ce1">
            <text:p>Hudso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man</text:p>
          </table:table-cell>
          <table:table-cell office:value-type="float" office:value="48000" table:style-name="ce1">
            <text:p>48000</text:p>
          </table:table-cell>
          <table:table-cell office:value-type="date" office:date-value="2002-06-09T00:00:00" table:style-name="ce2">
            <text:p>6/9/2002</text:p>
          </table:table-cell>
          <table:table-cell office:value-type="date" office:date-value="2015-04-22T00:00:00" table:style-name="ce2">
            <text:p>4/22/2015</text:p>
          </table:table-cell>
          <table:table-cell office:value-type="string" office:string-value="09/06/2002" table:style-name="ce1">
            <text:p>09/06/2002</text:p>
          </table:table-cell>
          <table:table-cell table:style-name="ce4"/>
          <table:table-cell office:value-type="string" office:string-value="06/09/2002" table:style-name="ce1">
            <text:p>06/09/2002</text:p>
          </table:table-cell>
          <table:table-cell office:value-type="string" office:string-value="2002" table:style-name="ce1">
            <text:p>2002</text:p>
          </table:table-cell>
          <table:table-cell table:number-columns-repeated="16371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string" table:style-name="ce1">
            <text:p>Kevin</text:p>
          </table:table-cell>
          <table:table-cell office:value-type="string" table:style-name="ce1">
            <text:p>Malon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ccountant</text:p>
          </table:table-cell>
          <table:table-cell office:value-type="float" office:value="42000" table:style-name="ce1">
            <text:p>42000</text:p>
          </table:table-cell>
          <table:table-cell office:value-type="date" office:date-value="2003-08-10T00:00:00" table:style-name="ce2">
            <text:p>8/10/2003</text:p>
          </table:table-cell>
          <table:table-cell office:value-type="date" office:date-value="2011-09-14T00:00:00" table:style-name="ce2">
            <text:p>9/14/2011</text:p>
          </table:table-cell>
          <table:table-cell office:value-type="string" office:string-value="10/08/2003" table:style-name="ce1">
            <text:p>10/08/2003</text:p>
          </table:table-cell>
          <table:table-cell table:style-name="ce4"/>
          <table:table-cell office:value-type="string" office:string-value="08/10/2003" table:style-name="ce1">
            <text:p>08/10/2003</text:p>
          </table:table-cell>
          <table:table-cell office:value-type="string" office:string-value="2003" table:style-name="ce1">
            <text:p>2003</text:p>
          </table:table-cell>
          <table:table-cell table:number-columns-repeated="16371"/>
        </table:table-row>
        <table:table-row table:style-name="ro1">
          <table:table-cell table:number-columns-repeated="12" table:style-name="ce1"/>
          <table:table-cell office:value-type="string" office:string-value="" table:style-name="ce1"/>
          <table:table-cell table:number-columns-repeated="16371"/>
        </table:table-row>
        <table:table-row table:style-name="ro1">
          <table:table-cell table:number-columns-repeated="7" table:style-name="ce1"/>
          <table:table-cell table:style-name="ce2"/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table:style-name="ce4"/>
          <table:table-cell table:number-columns-repeated="16376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TRIM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EmployeeID</text:p>
          </table:table-cell>
          <table:table-cell office:value-type="string" table:style-name="ce1">
            <text:p>FirstName</text:p>
          </table:table-cell>
          <table:table-cell office:value-type="string" table:style-name="ce1">
            <text:p>LastName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Gender</text:p>
          </table:table-cell>
          <table:table-cell office:value-type="string" table:style-name="ce1">
            <text:p>JobTitle</text:p>
          </table:table-cell>
          <table:table-cell office:value-type="string" table:style-name="ce1">
            <text:p>Salary</text:p>
          </table:table-cell>
          <table:table-cell office:value-type="string" table:style-name="ce1">
            <text:p>StartDate</text:p>
          </table:table-cell>
          <table:table-cell office:value-type="string" table:style-name="ce1">
            <text:p>EndDate</text:p>
          </table:table-cell>
          <table:table-cell office:value-type="string" table:style-name="ce1">
            <text:p>TRIM(C2)</text:p>
          </table:table-cell>
          <table:table-cell office:value-type="string" table:style-name="ce1">
            <text:p>It just removes unwanted spaces on both sides</text:p>
          </table:table-cell>
          <table:table-cell table:number-columns-repeated="16373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string" table:style-name="ce4">
            <text:p>Jim</text:p>
          </table:table-cell>
          <table:table-cell office:value-type="string" table:style-name="ce4">
            <text:p>Halpert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man</text:p>
          </table:table-cell>
          <table:table-cell office:value-type="float" office:value="45000" table:style-name="ce1">
            <text:p>45000</text:p>
          </table:table-cell>
          <table:table-cell office:value-type="date" office:date-value="2001-11-02T00:00:00" table:style-name="ce2">
            <text:p>11/2/2001</text:p>
          </table:table-cell>
          <table:table-cell office:value-type="date" office:date-value="2015-09-06T00:00:00" table:style-name="ce2">
            <text:p>9/6/2015</text:p>
          </table:table-cell>
          <table:table-cell office:value-type="string" office:string-value="Halpert" table:formula="of:=TRIM([.C2:.C10])" table:number-matrix-columns-spanned="1" table:number-matrix-rows-spanned="9" table:style-name="ce1">
            <text:p>Halpert</text:p>
          </table:table-cell>
          <table:table-cell table:number-columns-repeated="16374" table:style-name="ce1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string" table:style-name="ce4">
            <text:p>Pam</text:p>
          </table:table-cell>
          <table:table-cell office:value-type="string" table:style-name="ce4">
            <text:p>Beasle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eceptionist</text:p>
          </table:table-cell>
          <table:table-cell office:value-type="float" office:value="36000" table:style-name="ce1">
            <text:p>36000</text:p>
          </table:table-cell>
          <table:table-cell office:value-type="date" office:date-value="1999-10-03T00:00:00" table:style-name="ce2">
            <text:p>10/3/1999</text:p>
          </table:table-cell>
          <table:table-cell office:value-type="date" office:date-value="2015-10-10T00:00:00" table:style-name="ce2">
            <text:p>10/10/2015</text:p>
          </table:table-cell>
          <table:table-cell office:value-type="string" office:string-value="Beasley" table:style-name="ce1">
            <text:p>Beasley</text:p>
          </table:table-cell>
          <table:table-cell table:number-columns-repeated="16374" table:style-name="ce1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string" table:style-name="ce4">
            <text:p>Dwight</text:p>
          </table:table-cell>
          <table:table-cell office:value-type="string" table:style-name="ce4">
            <text:p><text:s/>Schrut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man</text:p>
          </table:table-cell>
          <table:table-cell office:value-type="float" office:value="63000" table:style-name="ce1">
            <text:p>63000</text:p>
          </table:table-cell>
          <table:table-cell office:value-type="date" office:date-value="2000-07-04T00:00:00" table:style-name="ce2">
            <text:p>7/4/2000</text:p>
          </table:table-cell>
          <table:table-cell office:value-type="date" office:date-value="2017-09-08T00:00:00" table:style-name="ce2">
            <text:p>9/8/2017</text:p>
          </table:table-cell>
          <table:table-cell office:value-type="string" office:string-value="Schrute" table:style-name="ce1">
            <text:p>Schrute</text:p>
          </table:table-cell>
          <table:table-cell table:number-columns-repeated="16374" table:style-name="ce1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string" table:style-name="ce4">
            <text:p>Angela</text:p>
          </table:table-cell>
          <table:table-cell office:value-type="string" table:style-name="ce4">
            <text:p>Marti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ccountant</text:p>
          </table:table-cell>
          <table:table-cell office:value-type="float" office:value="47000" table:style-name="ce1">
            <text:p>47000</text:p>
          </table:table-cell>
          <table:table-cell office:value-type="date" office:date-value="2000-01-05T00:00:00" table:style-name="ce2">
            <text:p>1/5/2000</text:p>
          </table:table-cell>
          <table:table-cell office:value-type="date" office:date-value="2015-12-03T00:00:00" table:style-name="ce2">
            <text:p>12/3/2015</text:p>
          </table:table-cell>
          <table:table-cell office:value-type="string" office:string-value="Martin" table:style-name="ce1">
            <text:p>Martin</text:p>
          </table:table-cell>
          <table:table-cell table:number-columns-repeated="16374" table:style-name="ce1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string" table:style-name="ce4">
            <text:p>Toby</text:p>
          </table:table-cell>
          <table:table-cell office:value-type="string" table:style-name="ce4">
            <text:p>Flenderson<text:s text:c="4"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R</text:p>
          </table:table-cell>
          <table:table-cell office:value-type="float" office:value="50000" table:style-name="ce1">
            <text:p>50000</text:p>
          </table:table-cell>
          <table:table-cell office:value-type="date" office:date-value="2001-05-06T00:00:00" table:style-name="ce2">
            <text:p>5/6/2001</text:p>
          </table:table-cell>
          <table:table-cell office:value-type="date" office:date-value="2017-08-30T00:00:00" table:style-name="ce2">
            <text:p>8/30/2017</text:p>
          </table:table-cell>
          <table:table-cell office:value-type="string" office:string-value="Flenderson" table:style-name="ce1">
            <text:p>Flenderson</text:p>
          </table:table-cell>
          <table:table-cell table:number-columns-repeated="16374" table:style-name="ce1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string" table:style-name="ce4">
            <text:p>Michael</text:p>
          </table:table-cell>
          <table:table-cell office:value-type="string" table:style-name="ce4">
            <text:p><text:s text:c="3"/>Scott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Regional Manager</text:p>
          </table:table-cell>
          <table:table-cell office:value-type="float" office:value="65000" table:style-name="ce1">
            <text:p>65000</text:p>
          </table:table-cell>
          <table:table-cell office:value-type="date" office:date-value="1995-12-07T00:00:00" table:style-name="ce2">
            <text:p>12/7/1995</text:p>
          </table:table-cell>
          <table:table-cell office:value-type="date" office:date-value="2013-09-11T00:00:00" table:style-name="ce2">
            <text:p>9/11/2013</text:p>
          </table:table-cell>
          <table:table-cell office:value-type="string" office:string-value="Scott" table:style-name="ce1">
            <text:p>Scott</text:p>
          </table:table-cell>
          <table:table-cell table:number-columns-repeated="16374" table:style-name="ce1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string" table:style-name="ce4">
            <text:p>Meredith</text:p>
          </table:table-cell>
          <table:table-cell office:value-type="string" table:style-name="ce4">
            <text:p>Palmer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upplier Relations</text:p>
          </table:table-cell>
          <table:table-cell office:value-type="float" office:value="41000" table:style-name="ce1">
            <text:p>41000</text:p>
          </table:table-cell>
          <table:table-cell office:value-type="date" office:date-value="2003-11-08T00:00:00" table:style-name="ce2">
            <text:p>11/8/2003</text:p>
          </table:table-cell>
          <table:table-cell office:value-type="date" office:date-value="2013-10-04T00:00:00" table:style-name="ce2">
            <text:p>10/4/2013</text:p>
          </table:table-cell>
          <table:table-cell office:value-type="string" office:string-value="Palmer" table:style-name="ce1">
            <text:p>Palmer</text:p>
          </table:table-cell>
          <table:table-cell table:number-columns-repeated="16374" table:style-name="ce1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string" table:style-name="ce4">
            <text:p>Stanley</text:p>
          </table:table-cell>
          <table:table-cell office:value-type="string" table:style-name="ce4">
            <text:p><text:s text:c="2"/>Hudso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man</text:p>
          </table:table-cell>
          <table:table-cell office:value-type="float" office:value="48000" table:style-name="ce1">
            <text:p>48000</text:p>
          </table:table-cell>
          <table:table-cell office:value-type="date" office:date-value="2002-06-09T00:00:00" table:style-name="ce2">
            <text:p>6/9/2002</text:p>
          </table:table-cell>
          <table:table-cell office:value-type="date" office:date-value="2015-04-22T00:00:00" table:style-name="ce2">
            <text:p>4/22/2015</text:p>
          </table:table-cell>
          <table:table-cell office:value-type="string" office:string-value="Hudson" table:style-name="ce1">
            <text:p>Hudson</text:p>
          </table:table-cell>
          <table:table-cell table:number-columns-repeated="16374" table:style-name="ce1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string" table:style-name="ce4">
            <text:p>Kevin</text:p>
          </table:table-cell>
          <table:table-cell office:value-type="string" table:style-name="ce4">
            <text:p>Malone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ccountant</text:p>
          </table:table-cell>
          <table:table-cell office:value-type="float" office:value="42000" table:style-name="ce1">
            <text:p>42000</text:p>
          </table:table-cell>
          <table:table-cell office:value-type="date" office:date-value="2003-08-10T00:00:00" table:style-name="ce2">
            <text:p>8/10/2003</text:p>
          </table:table-cell>
          <table:table-cell office:value-type="date" office:date-value="2011-09-14T00:00:00" table:style-name="ce2">
            <text:p>9/14/2011</text:p>
          </table:table-cell>
          <table:table-cell office:value-type="string" office:string-value="Malone" table:style-name="ce1">
            <text:p>Malone</text:p>
          </table:table-cell>
          <table:table-cell table:number-columns-repeated="16374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Substitute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2" table:default-cell-style-name="ce3"/>
        <table:table-column table:style-name="co2" table:number-columns-repeated="16377" table:default-cell-style-name="ce1"/>
        <table:table-row table:style-name="ro1">
          <table:table-cell office:value-type="string" table:style-name="ce1">
            <text:p>EmployeeID</text:p>
          </table:table-cell>
          <table:table-cell office:value-type="string" table:style-name="ce1">
            <text:p>FirstName</text:p>
          </table:table-cell>
          <table:table-cell office:value-type="string" table:style-name="ce1">
            <text:p>LastName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Gender</text:p>
          </table:table-cell>
          <table:table-cell office:value-type="string" table:style-name="ce1">
            <text:p>JobTitle</text:p>
          </table:table-cell>
          <table:table-cell office:value-type="string" table:style-name="ce3">
            <text:p>Salary</text:p>
          </table:table-cell>
          <table:table-cell office:value-type="string" table:style-name="ce1">
            <text:p>StartDate</text:p>
          </table:table-cell>
          <table:table-cell office:value-type="string" table:style-name="ce1">
            <text:p>EndDate</text:p>
          </table:table-cell>
          <table:table-cell office:value-type="string" table:style-name="ce1">
            <text:p>with 1 instance</text:p>
          </table:table-cell>
          <table:table-cell office:value-type="string" table:style-name="ce1">
            <text:p>with 2 instances</text:p>
          </table:table-cell>
          <table:table-cell office:value-type="string" table:style-name="ce1">
            <text:p>with NO instances</text:p>
          </table:table-cell>
          <table:table-cell table:number-columns-repeated="16372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string" table:style-name="ce1">
            <text:p>Jim</text:p>
          </table:table-cell>
          <table:table-cell office:value-type="string" table:style-name="ce1">
            <text:p>Halpert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man</text:p>
          </table:table-cell>
          <table:table-cell office:value-type="float" office:value="45000" table:style-name="ce3">
            <text:p>45000</text:p>
          </table:table-cell>
          <table:table-cell office:value-type="string" table:style-name="ce4">
            <text:p>11/2/2001</text:p>
          </table:table-cell>
          <table:table-cell office:value-type="string" table:style-name="ce4">
            <text:p>9/6/2015</text:p>
          </table:table-cell>
          <table:table-cell office:value-type="string" office:string-value="11-2/2001" table:formula="of:=SUBSTITUTE([.H2:.H10];&quot;/&quot;;&quot;-&quot;;1)" table:number-matrix-columns-spanned="1" table:number-matrix-rows-spanned="9" table:style-name="ce1">
            <text:p>11-2/2001</text:p>
          </table:table-cell>
          <table:table-cell office:value-type="string" office:string-value="11/2-2001" table:formula="of:=SUBSTITUTE([.H2:.H10];&quot;/&quot;;&quot;-&quot;;2)" table:number-matrix-columns-spanned="1" table:number-matrix-rows-spanned="9" table:style-name="ce1">
            <text:p>11/2-2001</text:p>
          </table:table-cell>
          <table:table-cell office:value-type="string" office:string-value="11-2-2001" table:formula="of:=SUBSTITUTE([.H2:.H10];&quot;/&quot;;&quot;-&quot;)" table:number-matrix-columns-spanned="1" table:number-matrix-rows-spanned="9" table:style-name="ce1">
            <text:p>11-2-2001</text:p>
          </table:table-cell>
          <table:table-cell table:number-columns-repeated="16372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string" table:style-name="ce1">
            <text:p>Pam</text:p>
          </table:table-cell>
          <table:table-cell office:value-type="string" table:style-name="ce1">
            <text:p>Beasle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eceptionist</text:p>
          </table:table-cell>
          <table:table-cell office:value-type="float" office:value="36000" table:style-name="ce3">
            <text:p>36000</text:p>
          </table:table-cell>
          <table:table-cell office:value-type="string" table:style-name="ce4">
            <text:p>10/3/1999</text:p>
          </table:table-cell>
          <table:table-cell office:value-type="string" table:style-name="ce4">
            <text:p>10/10/2015</text:p>
          </table:table-cell>
          <table:table-cell office:value-type="string" office:string-value="10-3/1999" table:style-name="ce1">
            <text:p>10-3/1999</text:p>
          </table:table-cell>
          <table:table-cell office:value-type="string" office:string-value="10/3-1999" table:style-name="ce1">
            <text:p>10/3-1999</text:p>
          </table:table-cell>
          <table:table-cell office:value-type="string" office:string-value="10-3-1999" table:style-name="ce1">
            <text:p>10-3-1999</text:p>
          </table:table-cell>
          <table:table-cell table:number-columns-repeated="16372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string" table:style-name="ce1">
            <text:p>Dwight</text:p>
          </table:table-cell>
          <table:table-cell office:value-type="string" table:style-name="ce1">
            <text:p>Schrut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man</text:p>
          </table:table-cell>
          <table:table-cell office:value-type="float" office:value="63000" table:style-name="ce3">
            <text:p>63000</text:p>
          </table:table-cell>
          <table:table-cell office:value-type="string" table:style-name="ce4">
            <text:p>7/4/2000</text:p>
          </table:table-cell>
          <table:table-cell office:value-type="string" table:style-name="ce4">
            <text:p>9/8/2017</text:p>
          </table:table-cell>
          <table:table-cell office:value-type="string" office:string-value="7-4/2000" table:style-name="ce1">
            <text:p>7-4/2000</text:p>
          </table:table-cell>
          <table:table-cell office:value-type="string" office:string-value="7/4-2000" table:style-name="ce1">
            <text:p>7/4-2000</text:p>
          </table:table-cell>
          <table:table-cell office:value-type="string" office:string-value="7-4-2000" table:style-name="ce1">
            <text:p>7-4-2000</text:p>
          </table:table-cell>
          <table:table-cell table:number-columns-repeated="16372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Marti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ccountant</text:p>
          </table:table-cell>
          <table:table-cell office:value-type="float" office:value="47000" table:style-name="ce3">
            <text:p>47000</text:p>
          </table:table-cell>
          <table:table-cell office:value-type="string" table:style-name="ce4">
            <text:p>1/5/2000</text:p>
          </table:table-cell>
          <table:table-cell office:value-type="string" table:style-name="ce4">
            <text:p>12/3/2015</text:p>
          </table:table-cell>
          <table:table-cell office:value-type="string" office:string-value="1-5/2000" table:style-name="ce1">
            <text:p>1-5/2000</text:p>
          </table:table-cell>
          <table:table-cell office:value-type="string" office:string-value="1/5-2000" table:style-name="ce1">
            <text:p>1/5-2000</text:p>
          </table:table-cell>
          <table:table-cell office:value-type="string" office:string-value="1-5-2000" table:style-name="ce1">
            <text:p>1-5-2000</text:p>
          </table:table-cell>
          <table:table-cell table:number-columns-repeated="16372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string" table:style-name="ce1">
            <text:p>Toby</text:p>
          </table:table-cell>
          <table:table-cell office:value-type="string" table:style-name="ce1">
            <text:p>Flenderso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R</text:p>
          </table:table-cell>
          <table:table-cell office:value-type="float" office:value="50000" table:style-name="ce3">
            <text:p>50000</text:p>
          </table:table-cell>
          <table:table-cell office:value-type="string" table:style-name="ce4">
            <text:p>5/6/2001</text:p>
          </table:table-cell>
          <table:table-cell office:value-type="string" table:style-name="ce4">
            <text:p>8/30/2017</text:p>
          </table:table-cell>
          <table:table-cell office:value-type="string" office:string-value="5-6/2001" table:style-name="ce1">
            <text:p>5-6/2001</text:p>
          </table:table-cell>
          <table:table-cell office:value-type="string" office:string-value="5/6-2001" table:style-name="ce1">
            <text:p>5/6-2001</text:p>
          </table:table-cell>
          <table:table-cell office:value-type="string" office:string-value="5-6-2001" table:style-name="ce1">
            <text:p>5-6-2001</text:p>
          </table:table-cell>
          <table:table-cell table:number-columns-repeated="16372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Scott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Regional Manager</text:p>
          </table:table-cell>
          <table:table-cell office:value-type="float" office:value="65000" table:style-name="ce3">
            <text:p>65000</text:p>
          </table:table-cell>
          <table:table-cell office:value-type="string" table:style-name="ce4">
            <text:p>5/6/2001</text:p>
          </table:table-cell>
          <table:table-cell office:value-type="string" table:style-name="ce4">
            <text:p>9/11/2013</text:p>
          </table:table-cell>
          <table:table-cell office:value-type="string" office:string-value="5-6/2001" table:style-name="ce1">
            <text:p>5-6/2001</text:p>
          </table:table-cell>
          <table:table-cell office:value-type="string" office:string-value="5/6-2001" table:style-name="ce1">
            <text:p>5/6-2001</text:p>
          </table:table-cell>
          <table:table-cell office:value-type="string" office:string-value="5-6-2001" table:style-name="ce1">
            <text:p>5-6-2001</text:p>
          </table:table-cell>
          <table:table-cell table:number-columns-repeated="16372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string" table:style-name="ce1">
            <text:p>Meredith</text:p>
          </table:table-cell>
          <table:table-cell office:value-type="string" table:style-name="ce1">
            <text:p>Palmer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upplier Relations</text:p>
          </table:table-cell>
          <table:table-cell office:value-type="float" office:value="41000" table:style-name="ce3">
            <text:p>41000</text:p>
          </table:table-cell>
          <table:table-cell office:value-type="string" table:style-name="ce4">
            <text:p>11/8/2003</text:p>
          </table:table-cell>
          <table:table-cell office:value-type="string" table:style-name="ce4">
            <text:p>9/11/2013</text:p>
          </table:table-cell>
          <table:table-cell office:value-type="string" office:string-value="11-8/2003" table:style-name="ce1">
            <text:p>11-8/2003</text:p>
          </table:table-cell>
          <table:table-cell office:value-type="string" office:string-value="11/8-2003" table:style-name="ce1">
            <text:p>11/8-2003</text:p>
          </table:table-cell>
          <table:table-cell office:value-type="string" office:string-value="11-8-2003" table:style-name="ce1">
            <text:p>11-8-2003</text:p>
          </table:table-cell>
          <table:table-cell table:number-columns-repeated="16372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string" table:style-name="ce1">
            <text:p>Stanley</text:p>
          </table:table-cell>
          <table:table-cell office:value-type="string" table:style-name="ce1">
            <text:p>Hudso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man</text:p>
          </table:table-cell>
          <table:table-cell office:value-type="float" office:value="48000" table:style-name="ce3">
            <text:p>48000</text:p>
          </table:table-cell>
          <table:table-cell office:value-type="string" table:style-name="ce4">
            <text:p>6/9/2002</text:p>
          </table:table-cell>
          <table:table-cell office:value-type="string" table:style-name="ce4">
            <text:p>4/22/2015</text:p>
          </table:table-cell>
          <table:table-cell office:value-type="string" office:string-value="6-9/2002" table:style-name="ce1">
            <text:p>6-9/2002</text:p>
          </table:table-cell>
          <table:table-cell office:value-type="string" office:string-value="6/9-2002" table:style-name="ce1">
            <text:p>6/9-2002</text:p>
          </table:table-cell>
          <table:table-cell office:value-type="string" office:string-value="6-9-2002" table:style-name="ce1">
            <text:p>6-9-2002</text:p>
          </table:table-cell>
          <table:table-cell table:number-columns-repeated="16372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string" table:style-name="ce1">
            <text:p>Kevin</text:p>
          </table:table-cell>
          <table:table-cell office:value-type="string" table:style-name="ce1">
            <text:p>Malon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ccountant</text:p>
          </table:table-cell>
          <table:table-cell office:value-type="float" office:value="42000" table:style-name="ce3">
            <text:p>42000</text:p>
          </table:table-cell>
          <table:table-cell office:value-type="string" table:style-name="ce4">
            <text:p>8/10/2003</text:p>
          </table:table-cell>
          <table:table-cell office:value-type="string" table:style-name="ce4">
            <text:p>4/22/2015</text:p>
          </table:table-cell>
          <table:table-cell office:value-type="string" office:string-value="8-10/2003" table:style-name="ce1">
            <text:p>8-10/2003</text:p>
          </table:table-cell>
          <table:table-cell office:value-type="string" office:string-value="8/10-2003" table:style-name="ce1">
            <text:p>8/10-2003</text:p>
          </table:table-cell>
          <table:table-cell office:value-type="string" office:string-value="8-10-2003" table:style-name="ce1">
            <text:p>8-10-2003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number-rows-repeated="5" table:style-name="ro1">
          <table:table-cell table:number-columns-repeated="6" table:style-name="ce1"/>
          <table:table-cell table:style-name="ce3"/>
          <table:table-cell table:number-columns-repeated="2" table:style-name="ce4"/>
          <table:table-cell table:number-columns-repeated="16375" table:style-name="ce1"/>
        </table:table-row>
        <table:table-row table:number-rows-repeated="4" table:style-name="ro1">
          <table:table-cell table:number-columns-repeated="7"/>
          <table:table-cell table:number-columns-repeated="2" table:style-name="ce4"/>
          <table:table-cell table:number-columns-repeated="16375"/>
        </table:table-row>
        <table:table-row table:number-rows-repeated="1048556" table:style-name="ro1">
          <table:table-cell table:number-columns-repeated="16384"/>
        </table:table-row>
      </table:table>
      <table:table table:name="SUM-SumIF" table:style-name="ta1">
        <table:table-column table:style-name="co11" table:number-columns-repeated="9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1" table:number-columns-repeated="16372" table:default-cell-style-name="ce1"/>
        <table:table-row table:style-name="ro1">
          <table:table-cell office:value-type="string" table:style-name="ce1">
            <text:p>EmployeeID</text:p>
          </table:table-cell>
          <table:table-cell office:value-type="string" table:style-name="ce1">
            <text:p>FirstName</text:p>
          </table:table-cell>
          <table:table-cell office:value-type="string" table:style-name="ce1">
            <text:p>LastName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Gender</text:p>
          </table:table-cell>
          <table:table-cell office:value-type="string" table:style-name="ce1">
            <text:p>JobTitle</text:p>
          </table:table-cell>
          <table:table-cell office:value-type="string" table:style-name="ce1">
            <text:p>Salary</text:p>
          </table:table-cell>
          <table:table-cell office:value-type="string" table:style-name="ce1">
            <text:p>StartDate</text:p>
          </table:table-cell>
          <table:table-cell office:value-type="string" table:style-name="ce1">
            <text:p>EndDate</text:p>
          </table:table-cell>
          <table:table-cell office:value-type="string" table:style-name="ce1">
            <text:p>SUM</text:p>
          </table:table-cell>
          <table:table-cell office:value-type="string" table:style-name="ce1">
            <text:p>SUMIF</text:p>
          </table:table-cell>
          <table:table-cell office:value-type="string" table:style-name="ce1">
            <text:p>SUMIFS</text:p>
          </table:table-cell>
          <table:table-cell table:number-columns-repeated="16372"/>
        </table:table-row>
        <table:table-row table:style-name="ro2">
          <table:table-cell office:value-type="float" office:value="1001" table:style-name="ce1">
            <text:p>1001</text:p>
          </table:table-cell>
          <table:table-cell office:value-type="string" table:style-name="ce1">
            <text:p>Jim</text:p>
          </table:table-cell>
          <table:table-cell office:value-type="string" table:style-name="ce1">
            <text:p>Halpert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man</text:p>
          </table:table-cell>
          <table:table-cell office:value-type="float" office:value="45000" table:style-name="ce1">
            <text:p>45000</text:p>
          </table:table-cell>
          <table:table-cell office:value-type="date" office:date-value="2001-11-02T00:00:00" table:style-name="ce2">
            <text:p>11/2/2001</text:p>
          </table:table-cell>
          <table:table-cell office:value-type="date" office:date-value="2015-09-06T00:00:00" table:style-name="ce2">
            <text:p>9/6/2015</text:p>
          </table:table-cell>
          <table:table-cell office:value-type="float" office:value="437000" table:formula="of:=SUM([.G2:.G10])" table:style-name="ce1">
            <text:p>437000</text:p>
          </table:table-cell>
          <table:table-cell office:value-type="float" office:value="128000" table:formula="of:=SUMIF([.G2:.G10];&quot;&gt;50000&quot;)" table:style-name="ce1">
            <text:p>128000</text:p>
          </table:table-cell>
          <table:table-cell office:value-type="float" office:value="88000" table:formula="of:=SUMIFS([.G2:.G10];[.E2:.E10];&quot;female&quot;;[.D2:.D10];&quot;&gt;30&quot;)" table:style-name="ce5">
            <text:p>88000</text:p>
          </table:table-cell>
          <table:table-cell table:number-columns-repeated="16372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string" table:style-name="ce1">
            <text:p>Pam</text:p>
          </table:table-cell>
          <table:table-cell office:value-type="string" table:style-name="ce1">
            <text:p>Beasle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eceptionist</text:p>
          </table:table-cell>
          <table:table-cell office:value-type="float" office:value="36000" table:style-name="ce1">
            <text:p>36000</text:p>
          </table:table-cell>
          <table:table-cell office:value-type="date" office:date-value="1999-10-03T00:00:00" table:style-name="ce2">
            <text:p>10/3/1999</text:p>
          </table:table-cell>
          <table:table-cell office:value-type="date" office:date-value="2015-10-10T00:00:00" table:style-name="ce2">
            <text:p>10/10/2015</text:p>
          </table:table-cell>
          <table:table-cell table:number-columns-repeated="16375" table:style-name="ce1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string" table:style-name="ce1">
            <text:p>Dwight</text:p>
          </table:table-cell>
          <table:table-cell office:value-type="string" table:style-name="ce1">
            <text:p>Schrut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man</text:p>
          </table:table-cell>
          <table:table-cell office:value-type="float" office:value="63000" table:style-name="ce1">
            <text:p>63000</text:p>
          </table:table-cell>
          <table:table-cell office:value-type="date" office:date-value="2000-07-04T00:00:00" table:style-name="ce2">
            <text:p>7/4/2000</text:p>
          </table:table-cell>
          <table:table-cell office:value-type="date" office:date-value="2017-09-08T00:00:00" table:style-name="ce2">
            <text:p>9/8/2017</text:p>
          </table:table-cell>
          <table:table-cell table:number-columns-repeated="16375" table:style-name="ce1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Marti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ccountant</text:p>
          </table:table-cell>
          <table:table-cell office:value-type="float" office:value="47000" table:style-name="ce1">
            <text:p>47000</text:p>
          </table:table-cell>
          <table:table-cell office:value-type="date" office:date-value="2000-01-05T00:00:00" table:style-name="ce2">
            <text:p>1/5/2000</text:p>
          </table:table-cell>
          <table:table-cell office:value-type="date" office:date-value="2015-12-03T00:00:00" table:style-name="ce2">
            <text:p>12/3/2015</text:p>
          </table:table-cell>
          <table:table-cell table:number-columns-repeated="16375" table:style-name="ce1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string" table:style-name="ce1">
            <text:p>Toby</text:p>
          </table:table-cell>
          <table:table-cell office:value-type="string" table:style-name="ce1">
            <text:p>Flenderso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R</text:p>
          </table:table-cell>
          <table:table-cell office:value-type="float" office:value="50000" table:style-name="ce1">
            <text:p>50000</text:p>
          </table:table-cell>
          <table:table-cell office:value-type="date" office:date-value="2001-05-06T00:00:00" table:style-name="ce2">
            <text:p>5/6/2001</text:p>
          </table:table-cell>
          <table:table-cell office:value-type="date" office:date-value="2017-08-30T00:00:00" table:style-name="ce2">
            <text:p>8/30/2017</text:p>
          </table:table-cell>
          <table:table-cell table:number-columns-repeated="16375" table:style-name="ce1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Scott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Regional Manager</text:p>
          </table:table-cell>
          <table:table-cell office:value-type="float" office:value="65000" table:style-name="ce1">
            <text:p>65000</text:p>
          </table:table-cell>
          <table:table-cell office:value-type="date" office:date-value="1995-12-07T00:00:00" table:style-name="ce2">
            <text:p>12/7/1995</text:p>
          </table:table-cell>
          <table:table-cell office:value-type="date" office:date-value="2013-09-11T00:00:00" table:style-name="ce2">
            <text:p>9/11/2013</text:p>
          </table:table-cell>
          <table:table-cell table:number-columns-repeated="16375" table:style-name="ce1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string" table:style-name="ce1">
            <text:p>Meredith</text:p>
          </table:table-cell>
          <table:table-cell office:value-type="string" table:style-name="ce1">
            <text:p>Palmer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upplier Relations</text:p>
          </table:table-cell>
          <table:table-cell office:value-type="float" office:value="41000" table:style-name="ce1">
            <text:p>41000</text:p>
          </table:table-cell>
          <table:table-cell office:value-type="date" office:date-value="2003-11-08T00:00:00" table:style-name="ce2">
            <text:p>11/8/2003</text:p>
          </table:table-cell>
          <table:table-cell office:value-type="date" office:date-value="2013-10-04T00:00:00" table:style-name="ce2">
            <text:p>10/4/2013</text:p>
          </table:table-cell>
          <table:table-cell table:number-columns-repeated="16375" table:style-name="ce1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string" table:style-name="ce1">
            <text:p>Stanley</text:p>
          </table:table-cell>
          <table:table-cell office:value-type="string" table:style-name="ce1">
            <text:p>Hudso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man</text:p>
          </table:table-cell>
          <table:table-cell office:value-type="float" office:value="48000" table:style-name="ce1">
            <text:p>48000</text:p>
          </table:table-cell>
          <table:table-cell office:value-type="date" office:date-value="2002-06-09T00:00:00" table:style-name="ce2">
            <text:p>6/9/2002</text:p>
          </table:table-cell>
          <table:table-cell office:value-type="date" office:date-value="2015-04-22T00:00:00" table:style-name="ce2">
            <text:p>4/22/2015</text:p>
          </table:table-cell>
          <table:table-cell table:number-columns-repeated="16375" table:style-name="ce1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string" table:style-name="ce1">
            <text:p>Kevin</text:p>
          </table:table-cell>
          <table:table-cell office:value-type="string" table:style-name="ce1">
            <text:p>Malon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ccountant</text:p>
          </table:table-cell>
          <table:table-cell office:value-type="float" office:value="42000" table:style-name="ce1">
            <text:p>42000</text:p>
          </table:table-cell>
          <table:table-cell office:value-type="date" office:date-value="2003-08-10T00:00:00" table:style-name="ce2">
            <text:p>8/10/2003</text:p>
          </table:table-cell>
          <table:table-cell office:value-type="date" office:date-value="2011-09-14T00:00:00" table:style-name="ce2">
            <text:p>9/14/2011</text:p>
          </table:table-cell>
          <table:table-cell table:number-columns-repeated="16375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Count-CountIF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7" table:default-cell-style-name="ce1"/>
        <table:table-column table:style-name="co14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1">
            <text:p>EmployeeID</text:p>
          </table:table-cell>
          <table:table-cell office:value-type="string" table:style-name="ce1">
            <text:p>FirstName</text:p>
          </table:table-cell>
          <table:table-cell office:value-type="string" table:style-name="ce1">
            <text:p>LastName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Gender</text:p>
          </table:table-cell>
          <table:table-cell office:value-type="string" table:style-name="ce1">
            <text:p>JobTitle</text:p>
          </table:table-cell>
          <table:table-cell office:value-type="string" table:style-name="ce1">
            <text:p>Salary</text:p>
          </table:table-cell>
          <table:table-cell office:value-type="string" table:style-name="ce1">
            <text:p>StartDate</text:p>
          </table:table-cell>
          <table:table-cell office:value-type="string" table:style-name="ce1">
            <text:p>EndDate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COUNTIF</text:p>
          </table:table-cell>
          <table:table-cell office:value-type="string" table:style-name="ce1">
            <text:p>COUNTIFS</text:p>
          </table:table-cell>
          <table:table-cell table:number-columns-repeated="16372"/>
        </table:table-row>
        <table:table-row table:style-name="ro2">
          <table:table-cell office:value-type="float" office:value="1001" table:style-name="ce1">
            <text:p>1001</text:p>
          </table:table-cell>
          <table:table-cell office:value-type="string" table:style-name="ce1">
            <text:p>Jim</text:p>
          </table:table-cell>
          <table:table-cell office:value-type="string" table:style-name="ce1">
            <text:p>Halpert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man</text:p>
          </table:table-cell>
          <table:table-cell office:value-type="float" office:value="45000" table:style-name="ce1">
            <text:p>45000</text:p>
          </table:table-cell>
          <table:table-cell office:value-type="date" office:date-value="2001-11-02T00:00:00" table:style-name="ce2">
            <text:p>11/2/2001</text:p>
          </table:table-cell>
          <table:table-cell office:value-type="date" office:date-value="2015-09-06T00:00:00" table:style-name="ce2">
            <text:p>9/6/2015</text:p>
          </table:table-cell>
          <table:table-cell office:value-type="float" office:value="9" table:formula="of:=COUNT([.G2:.G10])" table:style-name="ce1">
            <text:p>9</text:p>
          </table:table-cell>
          <table:table-cell office:value-type="float" office:value="2" table:formula="of:=COUNTIF([.G2:.G10];&quot;&gt;50000&quot;)" table:style-name="ce1">
            <text:p>2</text:p>
          </table:table-cell>
          <table:table-cell office:value-type="float" office:value="6" table:formula="of:=COUNTIFS([.G2:.G10];&quot;&gt;1005&quot;;[.E2:.E10];&quot;male&quot;)" table:style-name="ce5">
            <text:p>6</text:p>
          </table:table-cell>
          <table:table-cell table:number-columns-repeated="16372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string" table:style-name="ce1">
            <text:p>Pam</text:p>
          </table:table-cell>
          <table:table-cell office:value-type="string" table:style-name="ce1">
            <text:p>Beasle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eceptionist</text:p>
          </table:table-cell>
          <table:table-cell office:value-type="float" office:value="36000" table:style-name="ce1">
            <text:p>36000</text:p>
          </table:table-cell>
          <table:table-cell office:value-type="date" office:date-value="1999-10-03T00:00:00" table:style-name="ce2">
            <text:p>10/3/1999</text:p>
          </table:table-cell>
          <table:table-cell office:value-type="date" office:date-value="2015-10-10T00:00:00" table:style-name="ce2">
            <text:p>10/10/2015</text:p>
          </table:table-cell>
          <table:table-cell table:number-columns-repeated="16375" table:style-name="ce1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string" table:style-name="ce1">
            <text:p>Dwight</text:p>
          </table:table-cell>
          <table:table-cell office:value-type="string" table:style-name="ce1">
            <text:p>Schrut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man</text:p>
          </table:table-cell>
          <table:table-cell office:value-type="float" office:value="63000" table:style-name="ce1">
            <text:p>63000</text:p>
          </table:table-cell>
          <table:table-cell office:value-type="date" office:date-value="2000-07-04T00:00:00" table:style-name="ce2">
            <text:p>7/4/2000</text:p>
          </table:table-cell>
          <table:table-cell office:value-type="date" office:date-value="2017-09-08T00:00:00" table:style-name="ce2">
            <text:p>9/8/2017</text:p>
          </table:table-cell>
          <table:table-cell table:number-columns-repeated="16375" table:style-name="ce1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Marti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ccountant</text:p>
          </table:table-cell>
          <table:table-cell office:value-type="float" office:value="47000" table:style-name="ce1">
            <text:p>47000</text:p>
          </table:table-cell>
          <table:table-cell office:value-type="date" office:date-value="2000-01-05T00:00:00" table:style-name="ce2">
            <text:p>1/5/2000</text:p>
          </table:table-cell>
          <table:table-cell office:value-type="date" office:date-value="2015-12-03T00:00:00" table:style-name="ce2">
            <text:p>12/3/2015</text:p>
          </table:table-cell>
          <table:table-cell table:number-columns-repeated="16375" table:style-name="ce1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string" table:style-name="ce1">
            <text:p>Toby</text:p>
          </table:table-cell>
          <table:table-cell office:value-type="string" table:style-name="ce1">
            <text:p>Flenderso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R</text:p>
          </table:table-cell>
          <table:table-cell office:value-type="float" office:value="50000" table:style-name="ce1">
            <text:p>50000</text:p>
          </table:table-cell>
          <table:table-cell office:value-type="date" office:date-value="2001-05-06T00:00:00" table:style-name="ce2">
            <text:p>5/6/2001</text:p>
          </table:table-cell>
          <table:table-cell office:value-type="date" office:date-value="2017-08-30T00:00:00" table:style-name="ce2">
            <text:p>8/30/2017</text:p>
          </table:table-cell>
          <table:table-cell table:number-columns-repeated="16375" table:style-name="ce1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Scott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Regional Manager</text:p>
          </table:table-cell>
          <table:table-cell office:value-type="float" office:value="65000" table:style-name="ce1">
            <text:p>65000</text:p>
          </table:table-cell>
          <table:table-cell office:value-type="date" office:date-value="1995-12-07T00:00:00" table:style-name="ce2">
            <text:p>12/7/1995</text:p>
          </table:table-cell>
          <table:table-cell office:value-type="date" office:date-value="2013-09-11T00:00:00" table:style-name="ce2">
            <text:p>9/11/2013</text:p>
          </table:table-cell>
          <table:table-cell table:number-columns-repeated="16375" table:style-name="ce1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string" table:style-name="ce1">
            <text:p>Meredith</text:p>
          </table:table-cell>
          <table:table-cell office:value-type="string" table:style-name="ce1">
            <text:p>Palmer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upplier Relations</text:p>
          </table:table-cell>
          <table:table-cell office:value-type="float" office:value="41000" table:style-name="ce1">
            <text:p>41000</text:p>
          </table:table-cell>
          <table:table-cell office:value-type="date" office:date-value="2003-11-08T00:00:00" table:style-name="ce2">
            <text:p>11/8/2003</text:p>
          </table:table-cell>
          <table:table-cell office:value-type="date" office:date-value="2013-10-04T00:00:00" table:style-name="ce2">
            <text:p>10/4/2013</text:p>
          </table:table-cell>
          <table:table-cell table:number-columns-repeated="16375" table:style-name="ce1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string" table:style-name="ce1">
            <text:p>Stanley</text:p>
          </table:table-cell>
          <table:table-cell office:value-type="string" table:style-name="ce1">
            <text:p>Hudso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man</text:p>
          </table:table-cell>
          <table:table-cell office:value-type="float" office:value="48000" table:style-name="ce1">
            <text:p>48000</text:p>
          </table:table-cell>
          <table:table-cell office:value-type="date" office:date-value="2002-06-09T00:00:00" table:style-name="ce2">
            <text:p>6/9/2002</text:p>
          </table:table-cell>
          <table:table-cell office:value-type="date" office:date-value="2015-04-22T00:00:00" table:style-name="ce2">
            <text:p>4/22/2015</text:p>
          </table:table-cell>
          <table:table-cell table:number-columns-repeated="16375" table:style-name="ce1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string" table:style-name="ce1">
            <text:p>Kevin</text:p>
          </table:table-cell>
          <table:table-cell office:value-type="string" table:style-name="ce1">
            <text:p>Malon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ccountant</text:p>
          </table:table-cell>
          <table:table-cell office:value-type="float" office:value="42000" table:style-name="ce1">
            <text:p>42000</text:p>
          </table:table-cell>
          <table:table-cell office:value-type="date" office:date-value="2003-08-10T00:00:00" table:style-name="ce2">
            <text:p>8/10/2003</text:p>
          </table:table-cell>
          <table:table-cell office:value-type="date" office:date-value="2011-09-14T00:00:00" table:style-name="ce2">
            <text:p>9/14/2011</text:p>
          </table:table-cell>
          <table:table-cell table:number-columns-repeated="16375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Concatenate" table:style-name="ta1">
        <table:table-column table:style-name="co15" table:default-cell-style-name="ce1"/>
        <table:table-column table:style-name="co16" table:default-cell-style-name="ce1"/>
        <table:table-column table:style-name="co12" table:number-columns-repeated="3" table:default-cell-style-name="ce1"/>
        <table:table-column table:style-name="co17" table:default-cell-style-name="ce1"/>
        <table:table-column table:style-name="co1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5" table:number-columns-repeated="16374" table:default-cell-style-name="ce1"/>
        <table:table-row table:style-name="ro1">
          <table:table-cell office:value-type="string" table:style-name="ce1">
            <text:p>EmployeeID</text:p>
          </table:table-cell>
          <table:table-cell office:value-type="string" table:style-name="ce1">
            <text:p>FirstName</text:p>
          </table:table-cell>
          <table:table-cell office:value-type="string" table:style-name="ce1">
            <text:p>LastName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Gender</text:p>
          </table:table-cell>
          <table:table-cell office:value-type="string" table:style-name="ce1">
            <text:p>JobTitle</text:p>
          </table:table-cell>
          <table:table-cell office:value-type="string" table:style-name="ce1">
            <text:p>Salary</text:p>
          </table:table-cell>
          <table:table-cell office:value-type="string" table:style-name="ce1">
            <text:p>StartDate</text:p>
          </table:table-cell>
          <table:table-cell office:value-type="string" table:style-name="ce1">
            <text:p>EndDate</text:p>
          </table:table-cell>
          <table:table-cell office:value-type="string" table:style-name="ce1">
            <text:p>CONCATENATE(B2," ",C2)</text:p>
          </table:table-cell>
          <table:table-cell table:number-columns-repeated="16374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string" table:style-name="ce1">
            <text:p>Jim</text:p>
          </table:table-cell>
          <table:table-cell office:value-type="string" table:style-name="ce1">
            <text:p>Halpert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man</text:p>
          </table:table-cell>
          <table:table-cell office:value-type="float" office:value="45000" table:style-name="ce1">
            <text:p>45000</text:p>
          </table:table-cell>
          <table:table-cell office:value-type="date" office:date-value="2001-11-02T00:00:00" table:style-name="ce2">
            <text:p>11/2/2001</text:p>
          </table:table-cell>
          <table:table-cell office:value-type="date" office:date-value="2015-09-06T00:00:00" table:style-name="ce2">
            <text:p>9/6/2015</text:p>
          </table:table-cell>
          <table:table-cell office:value-type="string" office:string-value="Jim.Halpert@dundermifflin.com" table:formula="of:=CONCATENATE([.B2];&quot;.&quot;;[.C2];&quot;@dundermifflin.com&quot;)" table:style-name="ce1">
            <text:p>Jim.Halpert@dundermifflin.com</text:p>
          </table:table-cell>
          <table:table-cell table:number-columns-repeated="16374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string" table:style-name="ce1">
            <text:p>Pam</text:p>
          </table:table-cell>
          <table:table-cell office:value-type="string" table:style-name="ce1">
            <text:p>Beasle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eceptionist</text:p>
          </table:table-cell>
          <table:table-cell office:value-type="float" office:value="36000" table:style-name="ce1">
            <text:p>36000</text:p>
          </table:table-cell>
          <table:table-cell office:value-type="date" office:date-value="1999-10-03T00:00:00" table:style-name="ce2">
            <text:p>10/3/1999</text:p>
          </table:table-cell>
          <table:table-cell office:value-type="date" office:date-value="2015-10-10T00:00:00" table:style-name="ce2">
            <text:p>10/10/2015</text:p>
          </table:table-cell>
          <table:table-cell office:value-type="string" office:string-value="Pam.Beasley@dundermifflin.com" table:formula="of:=CONCATENATE([.B3];&quot;.&quot;;[.C3];&quot;@dundermifflin.com&quot;)" table:style-name="ce1">
            <text:p>Pam.Beasley@dundermifflin.com</text:p>
          </table:table-cell>
          <table:table-cell table:number-columns-repeated="16374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string" table:style-name="ce1">
            <text:p>Dwight</text:p>
          </table:table-cell>
          <table:table-cell office:value-type="string" table:style-name="ce1">
            <text:p>Schrut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man</text:p>
          </table:table-cell>
          <table:table-cell office:value-type="float" office:value="63000" table:style-name="ce1">
            <text:p>63000</text:p>
          </table:table-cell>
          <table:table-cell office:value-type="date" office:date-value="2000-07-04T00:00:00" table:style-name="ce2">
            <text:p>7/4/2000</text:p>
          </table:table-cell>
          <table:table-cell office:value-type="date" office:date-value="2017-09-08T00:00:00" table:style-name="ce2">
            <text:p>9/8/2017</text:p>
          </table:table-cell>
          <table:table-cell office:value-type="string" office:string-value="Dwight.Schrute@dundermifflin.com" table:formula="of:=CONCATENATE([.B4];&quot;.&quot;;[.C4];&quot;@dundermifflin.com&quot;)" table:style-name="ce1">
            <text:p>Dwight.Schrute@dundermifflin.com</text:p>
          </table:table-cell>
          <table:table-cell table:number-columns-repeated="16374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Marti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ccountant</text:p>
          </table:table-cell>
          <table:table-cell office:value-type="float" office:value="47000" table:style-name="ce1">
            <text:p>47000</text:p>
          </table:table-cell>
          <table:table-cell office:value-type="date" office:date-value="2000-01-05T00:00:00" table:style-name="ce2">
            <text:p>1/5/2000</text:p>
          </table:table-cell>
          <table:table-cell office:value-type="date" office:date-value="2015-12-03T00:00:00" table:style-name="ce2">
            <text:p>12/3/2015</text:p>
          </table:table-cell>
          <table:table-cell office:value-type="string" office:string-value="Angela.Martin@dundermifflin.com" table:formula="of:=CONCATENATE([.B5];&quot;.&quot;;[.C5];&quot;@dundermifflin.com&quot;)" table:style-name="ce1">
            <text:p>Angela.Martin@dundermifflin.com</text:p>
          </table:table-cell>
          <table:table-cell table:number-columns-repeated="16374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string" table:style-name="ce1">
            <text:p>Toby</text:p>
          </table:table-cell>
          <table:table-cell office:value-type="string" table:style-name="ce1">
            <text:p>Flenderso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R</text:p>
          </table:table-cell>
          <table:table-cell office:value-type="float" office:value="50000" table:style-name="ce1">
            <text:p>50000</text:p>
          </table:table-cell>
          <table:table-cell office:value-type="date" office:date-value="2001-05-06T00:00:00" table:style-name="ce2">
            <text:p>5/6/2001</text:p>
          </table:table-cell>
          <table:table-cell office:value-type="date" office:date-value="2017-08-30T00:00:00" table:style-name="ce2">
            <text:p>8/30/2017</text:p>
          </table:table-cell>
          <table:table-cell office:value-type="string" office:string-value="Toby.Flenderson@dundermifflin.com" table:formula="of:=CONCATENATE([.B6];&quot;.&quot;;[.C6];&quot;@dundermifflin.com&quot;)" table:style-name="ce1">
            <text:p>Toby.Flenderson@dundermifflin.com</text:p>
          </table:table-cell>
          <table:table-cell table:number-columns-repeated="16374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Scott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Regional Manager</text:p>
          </table:table-cell>
          <table:table-cell office:value-type="float" office:value="65000" table:style-name="ce1">
            <text:p>65000</text:p>
          </table:table-cell>
          <table:table-cell office:value-type="date" office:date-value="1995-12-07T00:00:00" table:style-name="ce2">
            <text:p>12/7/1995</text:p>
          </table:table-cell>
          <table:table-cell office:value-type="date" office:date-value="2013-09-11T00:00:00" table:style-name="ce2">
            <text:p>9/11/2013</text:p>
          </table:table-cell>
          <table:table-cell office:value-type="string" office:string-value="Michael.Scott@dundermifflin.com" table:formula="of:=CONCATENATE([.B7];&quot;.&quot;;[.C7];&quot;@dundermifflin.com&quot;)" table:style-name="ce1">
            <text:p>Michael.Scott@dundermifflin.com</text:p>
          </table:table-cell>
          <table:table-cell table:number-columns-repeated="16374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string" table:style-name="ce1">
            <text:p>Meredith</text:p>
          </table:table-cell>
          <table:table-cell office:value-type="string" table:style-name="ce1">
            <text:p>Palmer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upplier Relations</text:p>
          </table:table-cell>
          <table:table-cell office:value-type="float" office:value="41000" table:style-name="ce1">
            <text:p>41000</text:p>
          </table:table-cell>
          <table:table-cell office:value-type="date" office:date-value="2003-11-08T00:00:00" table:style-name="ce2">
            <text:p>11/8/2003</text:p>
          </table:table-cell>
          <table:table-cell office:value-type="date" office:date-value="2013-10-04T00:00:00" table:style-name="ce2">
            <text:p>10/4/2013</text:p>
          </table:table-cell>
          <table:table-cell office:value-type="string" office:string-value="Meredith.Palmer@dundermifflin.com" table:formula="of:=CONCATENATE([.B8];&quot;.&quot;;[.C8];&quot;@dundermifflin.com&quot;)" table:style-name="ce1">
            <text:p>Meredith.Palmer@dundermifflin.com</text:p>
          </table:table-cell>
          <table:table-cell table:number-columns-repeated="16374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string" table:style-name="ce1">
            <text:p>Stanley</text:p>
          </table:table-cell>
          <table:table-cell office:value-type="string" table:style-name="ce1">
            <text:p>Hudso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man</text:p>
          </table:table-cell>
          <table:table-cell office:value-type="float" office:value="48000" table:style-name="ce1">
            <text:p>48000</text:p>
          </table:table-cell>
          <table:table-cell office:value-type="date" office:date-value="2002-06-09T00:00:00" table:style-name="ce2">
            <text:p>6/9/2002</text:p>
          </table:table-cell>
          <table:table-cell office:value-type="date" office:date-value="2015-04-22T00:00:00" table:style-name="ce2">
            <text:p>4/22/2015</text:p>
          </table:table-cell>
          <table:table-cell office:value-type="string" office:string-value="Stanley.Hudson@dundermifflin.com" table:formula="of:=CONCATENATE([.B9];&quot;.&quot;;[.C9];&quot;@dundermifflin.com&quot;)" table:style-name="ce1">
            <text:p>Stanley.Hudson@dundermifflin.com</text:p>
          </table:table-cell>
          <table:table-cell table:number-columns-repeated="16374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string" table:style-name="ce1">
            <text:p>Kevin</text:p>
          </table:table-cell>
          <table:table-cell office:value-type="string" table:style-name="ce1">
            <text:p>Malon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ccountant</text:p>
          </table:table-cell>
          <table:table-cell office:value-type="float" office:value="42000" table:style-name="ce1">
            <text:p>42000</text:p>
          </table:table-cell>
          <table:table-cell office:value-type="date" office:date-value="2003-08-10T00:00:00" table:style-name="ce2">
            <text:p>8/10/2003</text:p>
          </table:table-cell>
          <table:table-cell office:value-type="date" office:date-value="2011-09-14T00:00:00" table:style-name="ce2">
            <text:p>9/14/2011</text:p>
          </table:table-cell>
          <table:table-cell office:value-type="string" office:string-value="Kevin.Malone@dundermifflin.com" table:formula="of:=CONCATENATE([.B10];&quot;.&quot;;[.C10];&quot;@dundermifflin.com&quot;)" table:style-name="ce1">
            <text:p>Kevin.Malone@dundermifflin.com</text:p>
          </table:table-cell>
          <table:table-cell table:number-columns-repeated="16374"/>
        </table:table-row>
        <table:table-row table:style-name="ro1">
          <table:table-cell table:number-columns-repeated="7" table:style-name="ce1"/>
          <table:table-cell office:value-type="string" office:string-value=" " table:formula="of:=CONCATENATE([.B11];&quot; &quot;;[.C11])" table:style-name="ce1">
            <text:p><text:s/>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string" office:string-value=" " table:formula="of:=CONCATENATE([.B12];&quot; &quot;;[.C12])" table:style-name="ce1">
            <text:p><text:s/></text:p>
          </table:table-cell>
          <table:table-cell table:number-columns-repeated="16376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ays-NetworkDays" table:style-name="ta1">
        <table:table-column table:style-name="co15" table:number-columns-repeated="7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5" table:number-columns-repeated="16374" table:default-cell-style-name="ce1"/>
        <table:table-row table:style-name="ro1">
          <table:table-cell office:value-type="string" table:style-name="ce1">
            <text:p>EmployeeID</text:p>
          </table:table-cell>
          <table:table-cell office:value-type="string" table:style-name="ce1">
            <text:p>FirstName</text:p>
          </table:table-cell>
          <table:table-cell office:value-type="string" table:style-name="ce1">
            <text:p>LastName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Gender</text:p>
          </table:table-cell>
          <table:table-cell office:value-type="string" table:style-name="ce1">
            <text:p>JobTitle</text:p>
          </table:table-cell>
          <table:table-cell office:value-type="string" table:style-name="ce3">
            <text:p>Salary</text:p>
          </table:table-cell>
          <table:table-cell office:value-type="string" table:style-name="ce1">
            <text:p>StartDate</text:p>
          </table:table-cell>
          <table:table-cell office:value-type="string" table:style-name="ce1">
            <text:p>EndDate</text:p>
          </table:table-cell>
          <table:table-cell office:value-type="string" table:style-name="ce1">
            <text:p>DAYS</text:p>
          </table:table-cell>
          <table:table-cell office:value-type="string" table:style-name="ce1">
            <text:p>NETWORKDAYS</text:p>
          </table:table-cell>
          <table:table-cell table:number-columns-repeated="16373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string" table:style-name="ce1">
            <text:p>Jim</text:p>
          </table:table-cell>
          <table:table-cell office:value-type="string" table:style-name="ce1">
            <text:p>Halpert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man</text:p>
          </table:table-cell>
          <table:table-cell office:value-type="float" office:value="45000" table:style-name="ce3">
            <text:p>45000</text:p>
          </table:table-cell>
          <table:table-cell office:value-type="string" table:style-name="ce4">
            <text:p>11/2/2001</text:p>
          </table:table-cell>
          <table:table-cell office:value-type="string" table:style-name="ce4">
            <text:p>9/6/2015</text:p>
          </table:table-cell>
          <table:table-cell office:value-type="float" office:value="5056" table:formula="of:=DAYS([.I2];[.H2])" table:style-name="ce1">
            <text:p>5056</text:p>
          </table:table-cell>
          <table:table-cell office:value-type="float" office:value="3611" table:formula="of:=NETWORKDAYS([.H2];[.I2])" table:style-name="ce1">
            <text:p>3611</text:p>
          </table:table-cell>
          <table:table-cell table:number-columns-repeated="16373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string" table:style-name="ce1">
            <text:p>Pam</text:p>
          </table:table-cell>
          <table:table-cell office:value-type="string" table:style-name="ce1">
            <text:p>Beasle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eceptionist</text:p>
          </table:table-cell>
          <table:table-cell office:value-type="float" office:value="36000" table:style-name="ce3">
            <text:p>36000</text:p>
          </table:table-cell>
          <table:table-cell office:value-type="string" table:style-name="ce4">
            <text:p>10/3/1999</text:p>
          </table:table-cell>
          <table:table-cell office:value-type="string" table:style-name="ce4">
            <text:p>10/10/2015</text:p>
          </table:table-cell>
          <table:table-cell office:value-type="float" office:value="5851" table:formula="of:=DAYS([.I3];[.H3])" table:style-name="ce1">
            <text:p>5851</text:p>
          </table:table-cell>
          <table:table-cell office:value-type="float" office:value="4180" table:formula="of:=NETWORKDAYS([.H3];[.I3])" table:style-name="ce1">
            <text:p>4180</text:p>
          </table:table-cell>
          <table:table-cell table:number-columns-repeated="16373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string" table:style-name="ce1">
            <text:p>Dwight</text:p>
          </table:table-cell>
          <table:table-cell office:value-type="string" table:style-name="ce1">
            <text:p>Schrut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man</text:p>
          </table:table-cell>
          <table:table-cell office:value-type="float" office:value="63000" table:style-name="ce3">
            <text:p>63000</text:p>
          </table:table-cell>
          <table:table-cell office:value-type="string" table:style-name="ce4">
            <text:p>7/4/2000</text:p>
          </table:table-cell>
          <table:table-cell office:value-type="string" table:style-name="ce4">
            <text:p>9/8/2017</text:p>
          </table:table-cell>
          <table:table-cell office:value-type="float" office:value="6275" table:formula="of:=DAYS([.I4];[.H4])" table:style-name="ce1">
            <text:p>6275</text:p>
          </table:table-cell>
          <table:table-cell office:value-type="float" office:value="4484" table:formula="of:=NETWORKDAYS([.H4];[.I4])" table:style-name="ce1">
            <text:p>4484</text:p>
          </table:table-cell>
          <table:table-cell table:number-columns-repeated="16373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Marti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ccountant</text:p>
          </table:table-cell>
          <table:table-cell office:value-type="float" office:value="47000" table:style-name="ce3">
            <text:p>47000</text:p>
          </table:table-cell>
          <table:table-cell office:value-type="string" table:style-name="ce4">
            <text:p>1/5/2000</text:p>
          </table:table-cell>
          <table:table-cell office:value-type="string" table:style-name="ce4">
            <text:p>12/3/2015</text:p>
          </table:table-cell>
          <table:table-cell office:value-type="float" office:value="5811" table:formula="of:=DAYS([.I5];[.H5])" table:style-name="ce1">
            <text:p>5811</text:p>
          </table:table-cell>
          <table:table-cell office:value-type="float" office:value="4152" table:formula="of:=NETWORKDAYS([.H5];[.I5])" table:style-name="ce1">
            <text:p>4152</text:p>
          </table:table-cell>
          <table:table-cell table:number-columns-repeated="16373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string" table:style-name="ce1">
            <text:p>Toby</text:p>
          </table:table-cell>
          <table:table-cell office:value-type="string" table:style-name="ce1">
            <text:p>Flenderso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R</text:p>
          </table:table-cell>
          <table:table-cell office:value-type="float" office:value="50000" table:style-name="ce3">
            <text:p>50000</text:p>
          </table:table-cell>
          <table:table-cell office:value-type="string" table:style-name="ce4">
            <text:p>5/6/2001</text:p>
          </table:table-cell>
          <table:table-cell office:value-type="string" table:style-name="ce4">
            <text:p>8/30/2017</text:p>
          </table:table-cell>
          <table:table-cell office:value-type="float" office:value="5960" table:formula="of:=DAYS([.I6];[.H6])" table:style-name="ce1">
            <text:p>5960</text:p>
          </table:table-cell>
          <table:table-cell office:value-type="float" office:value="4258" table:formula="of:=NETWORKDAYS([.H6];[.I6])" table:style-name="ce1">
            <text:p>4258</text:p>
          </table:table-cell>
          <table:table-cell table:number-columns-repeated="16373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Scott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Regional Manager</text:p>
          </table:table-cell>
          <table:table-cell office:value-type="float" office:value="65000" table:style-name="ce3">
            <text:p>65000</text:p>
          </table:table-cell>
          <table:table-cell office:value-type="string" table:style-name="ce4">
            <text:p>5/6/2001</text:p>
          </table:table-cell>
          <table:table-cell office:value-type="string" table:style-name="ce4">
            <text:p>9/11/2013</text:p>
          </table:table-cell>
          <table:table-cell office:value-type="float" office:value="4511" table:formula="of:=DAYS([.I7];[.H7])" table:style-name="ce1">
            <text:p>4511</text:p>
          </table:table-cell>
          <table:table-cell office:value-type="float" office:value="3223" table:formula="of:=NETWORKDAYS([.H7];[.I7])" table:style-name="ce1">
            <text:p>3223</text:p>
          </table:table-cell>
          <table:table-cell table:number-columns-repeated="16373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string" table:style-name="ce1">
            <text:p>Meredith</text:p>
          </table:table-cell>
          <table:table-cell office:value-type="string" table:style-name="ce1">
            <text:p>Palmer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upplier Relations</text:p>
          </table:table-cell>
          <table:table-cell office:value-type="float" office:value="41000" table:style-name="ce3">
            <text:p>41000</text:p>
          </table:table-cell>
          <table:table-cell office:value-type="string" table:style-name="ce4">
            <text:p>11/8/2003</text:p>
          </table:table-cell>
          <table:table-cell office:value-type="string" table:style-name="ce4">
            <text:p>9/11/2013</text:p>
          </table:table-cell>
          <table:table-cell office:value-type="float" office:value="3595" table:formula="of:=DAYS([.I8];[.H8])" table:style-name="ce1">
            <text:p>3595</text:p>
          </table:table-cell>
          <table:table-cell office:value-type="float" office:value="2568" table:formula="of:=NETWORKDAYS([.H8];[.I8])" table:style-name="ce1">
            <text:p>2568</text:p>
          </table:table-cell>
          <table:table-cell table:number-columns-repeated="16373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string" table:style-name="ce1">
            <text:p>Stanley</text:p>
          </table:table-cell>
          <table:table-cell office:value-type="string" table:style-name="ce1">
            <text:p>Hudso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man</text:p>
          </table:table-cell>
          <table:table-cell office:value-type="float" office:value="48000" table:style-name="ce3">
            <text:p>48000</text:p>
          </table:table-cell>
          <table:table-cell office:value-type="string" table:style-name="ce4">
            <text:p>6/9/2002</text:p>
          </table:table-cell>
          <table:table-cell office:value-type="string" table:style-name="ce4">
            <text:p>4/22/2015</text:p>
          </table:table-cell>
          <table:table-cell office:value-type="float" office:value="4700" table:formula="of:=DAYS([.I9];[.H9])" table:style-name="ce1">
            <text:p>4700</text:p>
          </table:table-cell>
          <table:table-cell office:value-type="float" office:value="3358" table:formula="of:=NETWORKDAYS([.H9];[.I9])" table:style-name="ce1">
            <text:p>3358</text:p>
          </table:table-cell>
          <table:table-cell table:number-columns-repeated="16373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string" table:style-name="ce1">
            <text:p>Kevin</text:p>
          </table:table-cell>
          <table:table-cell office:value-type="string" table:style-name="ce1">
            <text:p>Malon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ccountant</text:p>
          </table:table-cell>
          <table:table-cell office:value-type="float" office:value="42000" table:style-name="ce3">
            <text:p>42000</text:p>
          </table:table-cell>
          <table:table-cell office:value-type="string" table:style-name="ce4">
            <text:p>8/10/2003</text:p>
          </table:table-cell>
          <table:table-cell office:value-type="string" table:style-name="ce4">
            <text:p>4/22/2015</text:p>
          </table:table-cell>
          <table:table-cell office:value-type="float" office:value="4273" table:formula="of:=DAYS([.I10];[.H10])" table:style-name="ce1">
            <text:p>4273</text:p>
          </table:table-cell>
          <table:table-cell office:value-type="float" office:value="3053" table:formula="of:=NETWORKDAYS([.H10];[.I10])" table:style-name="ce1">
            <text:p>3053</text:p>
          </table:table-cell>
          <table:table-cell table:number-columns-repeated="16373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>Alex Freberg</meta:initial-creator>
    <dc:creator/>
    <meta:creation-date>2021-12-16T14:18:34Z</meta:creation-date>
    <dc:date>2026-04-14T22:55:17Z</dc:date>
  </office:meta>
</office:document-meta>
</file>